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Text_20_body">
      <style:text-properties fo:language="fr" fo:country="FR"/>
    </style:style>
    <style:style style:name="P4" style:family="paragraph" style:parent-style-name="Text_20_body">
      <style:text-properties fo:language="fr" fo:country="FR" officeooo:paragraph-rsid="0088dfc6"/>
    </style:style>
    <style:style style:name="P5" style:family="paragraph" style:parent-style-name="Text_20_body">
      <style:text-properties fo:language="fr" fo:country="FR" officeooo:paragraph-rsid="008ac929"/>
    </style:style>
    <style:style style:name="P6" style:family="paragraph" style:parent-style-name="Text_20_body" style:list-style-name="L1">
      <style:text-properties fo:language="fr" fo:country="FR" officeooo:rsid="008ac929" officeooo:paragraph-rsid="008ac929"/>
    </style:style>
    <style:style style:name="P7" style:family="paragraph" style:parent-style-name="Text_20_body">
      <style:text-properties fo:language="fr" fo:country="FR" officeooo:paragraph-rsid="008bc036"/>
    </style:style>
    <style:style style:name="P8" style:family="paragraph" style:parent-style-name="Text_20_body" style:list-style-name="L2">
      <style:text-properties fo:language="fr" fo:country="FR" officeooo:rsid="008bc036" officeooo:paragraph-rsid="008bc036"/>
    </style:style>
    <style:style style:name="P9" style:family="paragraph" style:parent-style-name="Text_20_body" style:list-style-name="L2">
      <style:text-properties fo:language="fr" fo:country="FR" officeooo:rsid="008c53a1" officeooo:paragraph-rsid="008c53a1"/>
    </style:style>
    <style:style style:name="P10" style:family="paragraph" style:parent-style-name="Text_20_body" style:list-style-name="L2">
      <style:text-properties fo:language="fr" fo:country="FR" officeooo:rsid="008c53a1" officeooo:paragraph-rsid="008cd078"/>
    </style:style>
    <style:style style:name="P11" style:family="paragraph" style:parent-style-name="Text_20_body">
      <style:text-properties fo:language="fr" fo:country="FR" officeooo:rsid="008c53a1" officeooo:paragraph-rsid="008cd078"/>
    </style:style>
    <style:style style:name="P12" style:family="paragraph" style:parent-style-name="Text_20_body">
      <style:text-properties fo:language="fr" fo:country="FR" officeooo:rsid="008c53a1" officeooo:paragraph-rsid="008e5386"/>
    </style:style>
    <style:style style:name="P13" style:family="paragraph" style:parent-style-name="Text_20_body">
      <style:text-properties fo:language="fr" fo:country="FR" officeooo:rsid="008c53a1" officeooo:paragraph-rsid="0092d342"/>
    </style:style>
    <style:style style:name="P14" style:family="paragraph" style:parent-style-name="Text_20_body">
      <style:text-properties fo:language="fr" fo:country="FR" officeooo:paragraph-rsid="0094a5d5"/>
    </style:style>
    <style:style style:name="P15" style:family="paragraph" style:parent-style-name="Text_20_body">
      <style:text-properties fo:language="fr" fo:country="FR" officeooo:paragraph-rsid="009781d7"/>
    </style:style>
    <style:style style:name="P16" style:family="paragraph" style:parent-style-name="Text_20_body">
      <style:text-properties fo:language="fr" fo:country="FR" officeooo:paragraph-rsid="009785cd"/>
    </style:style>
    <style:style style:name="P17" style:family="paragraph" style:parent-style-name="Text_20_body">
      <style:text-properties fo:language="fr" fo:country="FR" officeooo:paragraph-rsid="0097899e"/>
    </style:style>
    <style:style style:name="P18" style:family="paragraph" style:parent-style-name="Text_20_body">
      <style:text-properties fo:language="fr" fo:country="FR" officeooo:paragraph-rsid="009ec305"/>
    </style:style>
    <style:style style:name="P19" style:family="paragraph" style:parent-style-name="Text_20_body" style:list-style-name="L3">
      <style:text-properties fo:language="fr" fo:country="FR" officeooo:rsid="009ec305" officeooo:paragraph-rsid="009ec305"/>
    </style:style>
    <style:style style:name="P20" style:family="paragraph" style:parent-style-name="Text_20_body" style:list-style-name="L3">
      <style:text-properties fo:language="fr" fo:country="FR" officeooo:rsid="009ec305" officeooo:paragraph-rsid="009f9ecf"/>
    </style:style>
    <style:style style:name="P21" style:family="paragraph" style:parent-style-name="Text_20_body" style:list-style-name="L3">
      <style:text-properties fo:language="fr" fo:country="FR" officeooo:rsid="00a15ef2" officeooo:paragraph-rsid="00a307f6"/>
    </style:style>
    <style:style style:name="P22" style:family="paragraph" style:parent-style-name="Text_20_body" style:list-style-name="L3">
      <style:text-properties fo:language="fr" fo:country="FR" officeooo:rsid="00a7c722" officeooo:paragraph-rsid="00a7c722"/>
    </style:style>
    <style:style style:name="P23" style:family="paragraph" style:parent-style-name="Text_20_body" style:list-style-name="L3">
      <style:text-properties fo:language="fr" fo:country="FR" officeooo:rsid="00abf2d6" officeooo:paragraph-rsid="00abf2d6"/>
    </style:style>
    <style:style style:name="P24" style:family="paragraph" style:parent-style-name="Text_20_body">
      <style:text-properties fo:language="fr" fo:country="FR" officeooo:rsid="00b7f8b6" officeooo:paragraph-rsid="00b7f8b6"/>
    </style:style>
    <style:style style:name="P25" style:family="paragraph" style:parent-style-name="Text_20_body">
      <style:text-properties fo:language="fr" fo:country="FR" officeooo:paragraph-rsid="00b7f8b6"/>
    </style:style>
    <style:style style:name="P26" style:family="paragraph" style:parent-style-name="Text_20_body">
      <style:text-properties fo:language="fr" fo:country="FR" officeooo:paragraph-rsid="00b92c59"/>
    </style:style>
    <style:style style:name="P27" style:family="paragraph" style:parent-style-name="Text_20_body" style:list-style-name="L4">
      <style:text-properties fo:language="fr" fo:country="FR" officeooo:paragraph-rsid="00b9b4e6"/>
    </style:style>
    <style:style style:name="P28" style:family="paragraph" style:parent-style-name="Text_20_body">
      <style:text-properties fo:language="fr" fo:country="FR" officeooo:paragraph-rsid="00b9b4e6"/>
    </style:style>
    <style:style style:name="P29" style:family="paragraph" style:parent-style-name="Text_20_body">
      <style:text-properties fo:language="fr" fo:country="FR" officeooo:paragraph-rsid="00bc613c"/>
    </style:style>
    <style:style style:name="P30" style:family="paragraph" style:parent-style-name="Text_20_body" style:list-style-name="L5">
      <style:text-properties fo:language="fr" fo:country="FR" officeooo:paragraph-rsid="00bc613c"/>
    </style:style>
    <style:style style:name="P31" style:family="paragraph" style:parent-style-name="Text_20_body">
      <style:text-properties fo:language="fr" fo:country="FR" officeooo:rsid="00bc613c" officeooo:paragraph-rsid="00bc613c"/>
    </style:style>
    <style:style style:name="P32" style:family="paragraph" style:parent-style-name="Text_20_body" style:list-style-name="L6">
      <style:text-properties fo:language="fr" fo:country="FR" officeooo:paragraph-rsid="00bfc1d1"/>
    </style:style>
    <style:style style:name="P33" style:family="paragraph" style:parent-style-name="Text_20_body">
      <style:text-properties fo:language="fr" fo:country="FR" officeooo:rsid="00c1b753" officeooo:paragraph-rsid="00c1b753"/>
    </style:style>
    <style:style style:name="P34" style:family="paragraph" style:parent-style-name="Text_20_body">
      <style:text-properties fo:language="fr" fo:country="FR" officeooo:rsid="00c1b753" officeooo:paragraph-rsid="00c74eca"/>
    </style:style>
    <style:style style:name="P35" style:family="paragraph" style:parent-style-name="Text_20_body">
      <style:text-properties fo:language="fr" fo:country="FR" officeooo:rsid="00c1b753" officeooo:paragraph-rsid="00cc2d94"/>
    </style:style>
    <style:style style:name="P36" style:family="paragraph" style:parent-style-name="Text_20_body">
      <style:text-properties officeooo:paragraph-rsid="00cc2d94"/>
    </style:style>
    <style:style style:name="P37" style:family="paragraph" style:parent-style-name="Text_20_body">
      <style:text-properties officeooo:paragraph-rsid="00ccb67b"/>
    </style:style>
    <style:style style:name="P38" style:family="paragraph" style:parent-style-name="Text_20_body">
      <style:text-properties officeooo:paragraph-rsid="00d037bd"/>
    </style:style>
    <style:style style:name="P39" style:family="paragraph" style:parent-style-name="Text_20_body">
      <style:text-properties officeooo:paragraph-rsid="00d17554"/>
    </style:style>
    <style:style style:name="P40" style:family="paragraph" style:parent-style-name="Text_20_body">
      <style:text-properties officeooo:paragraph-rsid="00d56006"/>
    </style:style>
    <style:style style:name="P41" style:family="paragraph" style:parent-style-name="Text_20_body">
      <style:text-properties officeooo:paragraph-rsid="00dc67e7"/>
    </style:style>
    <style:style style:name="P42" style:family="paragraph" style:parent-style-name="Text_20_body" style:list-style-name="L8">
      <style:text-properties officeooo:paragraph-rsid="00de0243"/>
    </style:style>
    <style:style style:name="P43" style:family="paragraph" style:parent-style-name="Text_20_body" style:list-style-name="L8">
      <style:text-properties officeooo:rsid="00de0243" officeooo:paragraph-rsid="00debacc"/>
    </style:style>
    <style:style style:name="P44" style:family="paragraph" style:parent-style-name="Title">
      <style:text-properties fo:language="fr" fo:country="FR"/>
    </style:style>
    <style:style style:name="P45" style:family="paragraph" style:parent-style-name="Subtitle">
      <style:text-properties fo:language="fr" fo:country="FR" officeooo:rsid="007ff4bb" officeooo:paragraph-rsid="007ff4bb"/>
    </style:style>
    <style:style style:name="P46" style:family="paragraph" style:parent-style-name="Subtitle">
      <style:text-properties fo:language="fr" fo:country="FR" officeooo:rsid="002757ba" officeooo:paragraph-rsid="007ff4bb"/>
    </style:style>
    <style:style style:name="P47" style:family="paragraph" style:parent-style-name="Heading_20_1">
      <style:text-properties fo:language="fr" fo:country="FR"/>
    </style:style>
    <style:style style:name="P48" style:family="paragraph" style:parent-style-name="Heading_20_1">
      <style:text-properties fo:language="fr" fo:country="FR" officeooo:rsid="0088dfc6" officeooo:paragraph-rsid="0088dfc6"/>
    </style:style>
    <style:style style:name="P49" style:family="paragraph" style:parent-style-name="Heading_20_1">
      <style:text-properties fo:language="fr" fo:country="FR" officeooo:rsid="00b49afc" officeooo:paragraph-rsid="00b49afc"/>
    </style:style>
    <style:style style:name="P50" style:family="paragraph" style:parent-style-name="Heading_20_2">
      <style:text-properties fo:language="fr" fo:country="FR"/>
    </style:style>
    <style:style style:name="P51" style:family="paragraph" style:parent-style-name="Heading_20_2">
      <style:text-properties fo:color="#000000" fo:language="fr" fo:country="FR" officeooo:rsid="00b49afc" officeooo:paragraph-rsid="00b49afc"/>
    </style:style>
    <style:style style:name="P52" style:family="paragraph" style:parent-style-name="Heading_20_3">
      <style:text-properties fo:language="fr" fo:country="FR" officeooo:rsid="008ac929" officeooo:paragraph-rsid="008ac929"/>
    </style:style>
    <style:style style:name="P53" style:family="paragraph" style:parent-style-name="Heading_20_3">
      <style:text-properties fo:language="fr" fo:country="FR" officeooo:paragraph-rsid="00936dd2"/>
    </style:style>
    <style:style style:name="P54" style:family="paragraph" style:parent-style-name="Heading_20_3">
      <style:text-properties fo:language="fr" fo:country="FR" officeooo:rsid="00cc2d94" officeooo:paragraph-rsid="00cc2d94"/>
    </style:style>
    <style:style style:name="P55" style:family="paragraph" style:parent-style-name="Heading_20_3">
      <style:text-properties fo:color="#808080" fo:language="fr" fo:country="FR" officeooo:rsid="00b49afc" officeooo:paragraph-rsid="00b49afc"/>
    </style:style>
    <style:style style:name="P56" style:family="paragraph" style:parent-style-name="Header">
      <style:text-properties fo:language="fr" fo:country="FR"/>
    </style:style>
    <style:style style:name="P57" style:family="paragraph" style:parent-style-name="Preformatted_20_Text">
      <style:text-properties fo:color="#000000" fo:language="fr" fo:country="FR" officeooo:paragraph-rsid="0097899e"/>
    </style:style>
    <style:style style:name="P58" style:family="paragraph" style:parent-style-name="Preformatted_20_Text">
      <style:text-properties fo:color="#000000" fo:font-size="10.5pt" fo:language="fr" fo:country="FR" officeooo:paragraph-rsid="0097899e" style:font-size-asian="10.5pt" style:font-size-complex="10.5pt"/>
    </style:style>
    <style:style style:name="P59" style:family="paragraph" style:parent-style-name="Preformatted_20_Text">
      <style:text-properties fo:color="#000000" officeooo:paragraph-rsid="00d037bd"/>
    </style:style>
    <style:style style:name="P60" style:family="paragraph" style:parent-style-name="Preformatted_20_Text">
      <style:paragraph-properties fo:text-align="start" style:justify-single-word="false"/>
      <style:text-properties fo:color="#800080" fo:language="fr" fo:country="FR" officeooo:rsid="008c53a1" officeooo:paragraph-rsid="0092d342"/>
    </style:style>
    <style:style style:name="P61" style:family="paragraph" style:parent-style-name="Preformatted_20_Text">
      <style:text-properties fo:language="fr" fo:country="FR" officeooo:paragraph-rsid="0097899e"/>
    </style:style>
    <style:style style:name="P62" style:family="paragraph" style:parent-style-name="Preformatted_20_Text">
      <style:paragraph-properties fo:margin-top="0cm" fo:margin-bottom="0.499cm" style:contextual-spacing="false" fo:background-color="#ffffff">
        <style:background-image/>
      </style:paragraph-properties>
    </style:style>
    <style:style style:name="P63" style:family="paragraph" style:parent-style-name="Preformatted_20_Text">
      <style:paragraph-properties fo:margin-top="0cm" fo:margin-bottom="0.499cm" style:contextual-spacing="false" fo:background-color="#ffffff">
        <style:background-image/>
      </style:paragraph-properties>
      <style:text-properties fo:color="#800080" fo:language="fr" fo:country="FR"/>
    </style:style>
    <style:style style:name="P64" style:family="paragraph" style:parent-style-name="Preformatted_20_Text">
      <style:paragraph-properties fo:margin-top="0cm" fo:margin-bottom="0.499cm" style:contextual-spacing="false" fo:text-align="start" style:justify-single-word="false" fo:background-color="#ffffff">
        <style:background-image/>
      </style:paragraph-properties>
      <style:text-properties fo:color="#800080" fo:language="fr" fo:country="FR"/>
    </style:style>
    <style:style style:name="P6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66" style:family="paragraph" style:parent-style-name="Preformatted_20_Text">
      <style:paragraph-properties fo:background-color="#ffffff">
        <style:background-image/>
      </style:paragraph-properties>
      <style:text-properties fo:color="#800080"/>
    </style:style>
    <style:style style:name="P67" style:family="paragraph" style:parent-style-name="Preformatted_20_Text">
      <style:paragraph-properties fo:background-color="#ffffff">
        <style:background-image/>
      </style:paragraph-properties>
      <style:text-properties fo:color="#800080" fo:language="fr" fo:country="FR"/>
    </style:style>
    <style:style style:name="P68" style:family="paragraph" style:parent-style-name="Preformatted_20_Text">
      <style:paragraph-properties fo:background-color="#ffffff">
        <style:background-image/>
      </style:paragraph-properties>
      <style:text-properties fo:color="#000000"/>
    </style:style>
    <style:style style:name="P69" style:family="paragraph" style:parent-style-name="Preformatted_20_Text">
      <style:paragraph-properties fo:background-color="#ffffff">
        <style:background-image/>
      </style:paragraph-properties>
      <style:text-properties fo:color="#000000" fo:language="fr" fo:country="FR"/>
    </style:style>
    <style:style style:name="P70" style:family="paragraph" style:parent-style-name="Preformatted_20_Text">
      <style:paragraph-properties fo:text-align="start" style:justify-single-word="false" fo:background-color="#ffffff">
        <style:background-image/>
      </style:paragraph-properties>
      <style:text-properties fo:color="#000000" fo:language="fr" fo:country="FR"/>
    </style:style>
    <style:style style:name="P71" style:family="paragraph" style:parent-style-name="Preformatted_20_Text">
      <style:paragraph-properties fo:background-color="#ffffff">
        <style:background-image/>
      </style:paragraph-properties>
      <style:text-properties fo:color="#000000" fo:language="fr" fo:country="FR" officeooo:paragraph-rsid="00ba0111"/>
    </style:style>
    <style:style style:name="P72" style:family="paragraph" style:parent-style-name="Preformatted_20_Text">
      <style:paragraph-properties fo:background-color="#ffffff">
        <style:background-image/>
      </style:paragraph-properties>
      <style:text-properties fo:color="#000000" fo:font-size="10.5pt" fo:language="fr" fo:country="FR" style:font-size-asian="10.5pt" style:font-size-complex="10.5pt"/>
    </style:style>
    <style:style style:name="P73" style:family="paragraph" style:parent-style-name="Preformatted_20_Text">
      <style:paragraph-properties fo:background-color="#ffffff">
        <style:background-image/>
      </style:paragraph-properties>
      <style:text-properties fo:color="#000000" officeooo:paragraph-rsid="00e2e71c"/>
    </style:style>
    <style:style style:name="P74" style:family="paragraph" style:parent-style-name="Preformatted_20_Text">
      <style:paragraph-properties fo:background-color="#ffffff">
        <style:background-image/>
      </style:paragraph-properties>
      <style:text-properties fo:language="fr" fo:country="FR"/>
    </style:style>
    <style:style style:name="P75" style:family="paragraph" style:parent-style-name="Preformatted_20_Text">
      <style:paragraph-properties fo:background-color="#ffffff">
        <style:background-image/>
      </style:paragraph-properties>
      <style:text-properties fo:color="#800000" fo:font-weight="bold"/>
    </style:style>
    <style:style style:name="P76" style:family="paragraph" style:parent-style-name="Preformatted_20_Text" style:list-style-name="L8">
      <style:paragraph-properties fo:margin-left="0cm" fo:margin-right="0cm" fo:text-indent="-0.635cm" style:auto-text-indent="false"/>
      <style:text-properties fo:color="#000000" officeooo:rsid="00de0243" officeooo:paragraph-rsid="00debacc"/>
    </style:style>
    <style:style style:name="T1" style:family="text">
      <style:text-properties officeooo:rsid="000da322"/>
    </style:style>
    <style:style style:name="T2" style:family="text">
      <style:text-properties officeooo:rsid="007ff4bb"/>
    </style:style>
    <style:style style:name="T3" style:family="text">
      <style:text-properties fo:language="fr" fo:country="FR"/>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officeooo:rsid="00d17554" style:font-style-asian="italic" style:font-style-complex="italic"/>
    </style:style>
    <style:style style:name="T6" style:family="text">
      <style:text-properties fo:language="fr" fo:country="FR" fo:font-style="italic" officeooo:rsid="00d72350" style:font-style-asian="italic" style:font-style-complex="italic"/>
    </style:style>
    <style:style style:name="T7" style:family="text">
      <style:text-properties fo:language="fr" fo:country="FR" fo:font-style="italic" officeooo:rsid="00d8bbaa" style:font-style-asian="italic" style:font-style-complex="italic"/>
    </style:style>
    <style:style style:name="T8" style:family="text">
      <style:text-properties fo:language="fr" fo:country="FR" fo:font-style="italic" officeooo:rsid="00dda240" style:font-style-asian="italic" style:font-style-complex="italic"/>
    </style:style>
    <style:style style:name="T9" style:family="text">
      <style:text-properties fo:language="fr" fo:country="FR" fo:font-style="italic" style:text-underline-style="none" officeooo:rsid="00dda240" style:font-style-asian="italic" style:font-style-complex="italic"/>
    </style:style>
    <style:style style:name="T10" style:family="text">
      <style:text-properties fo:language="fr" fo:country="FR" fo:font-style="normal" style:font-style-asian="normal" style:font-style-complex="normal"/>
    </style:style>
    <style:style style:name="T11" style:family="text">
      <style:text-properties fo:language="fr" fo:country="FR" fo:font-style="normal" officeooo:rsid="00d8cb91" style:font-style-asian="normal" style:font-style-complex="normal"/>
    </style:style>
    <style:style style:name="T12" style:family="text">
      <style:text-properties fo:language="fr" fo:country="FR" officeooo:rsid="00cc2d94"/>
    </style:style>
    <style:style style:name="T13" style:family="text">
      <style:text-properties fo:language="fr" fo:country="FR" officeooo:rsid="00ccb67b"/>
    </style:style>
    <style:style style:name="T14" style:family="text">
      <style:text-properties fo:language="fr" fo:country="FR" officeooo:rsid="00cdc451"/>
    </style:style>
    <style:style style:name="T15" style:family="text">
      <style:text-properties fo:language="fr" fo:country="FR" officeooo:rsid="00ce7ec5"/>
    </style:style>
    <style:style style:name="T16" style:family="text">
      <style:text-properties fo:language="fr" fo:country="FR" officeooo:rsid="00d037bd"/>
    </style:style>
    <style:style style:name="T17" style:family="text">
      <style:text-properties fo:language="fr" fo:country="FR" officeooo:rsid="00d17554"/>
    </style:style>
    <style:style style:name="T18" style:family="text">
      <style:text-properties fo:language="fr" fo:country="FR" officeooo:rsid="00d1eb0d"/>
    </style:style>
    <style:style style:name="T19" style:family="text">
      <style:text-properties fo:language="fr" fo:country="FR" officeooo:rsid="00d3c1ae"/>
    </style:style>
    <style:style style:name="T20" style:family="text">
      <style:text-properties fo:language="fr" fo:country="FR" officeooo:rsid="00d72350"/>
    </style:style>
    <style:style style:name="T21" style:family="text">
      <style:text-properties fo:language="fr" fo:country="FR" officeooo:rsid="00d726de"/>
    </style:style>
    <style:style style:name="T22" style:family="text">
      <style:text-properties fo:language="fr" fo:country="FR" style:text-underline-style="solid" style:text-underline-width="auto" style:text-underline-color="font-color" officeooo:rsid="00dc67e7"/>
    </style:style>
    <style:style style:name="T23" style:family="text">
      <style:text-properties fo:language="fr" fo:country="FR" style:text-underline-style="solid" style:text-underline-width="auto" style:text-underline-color="font-color" officeooo:rsid="00de0243"/>
    </style:style>
    <style:style style:name="T24" style:family="text">
      <style:text-properties fo:language="fr" fo:country="FR" style:text-underline-style="none" officeooo:rsid="00dc67e7"/>
    </style:style>
    <style:style style:name="T25" style:family="text">
      <style:text-properties fo:language="fr" fo:country="FR" style:text-underline-style="none" officeooo:rsid="00dda240"/>
    </style:style>
    <style:style style:name="T26" style:family="text">
      <style:text-properties fo:language="fr" fo:country="FR" officeooo:rsid="00dda240"/>
    </style:style>
    <style:style style:name="T27" style:family="text">
      <style:text-properties fo:language="fr" fo:country="FR" officeooo:rsid="00de0243"/>
    </style:style>
    <style:style style:name="T28" style:family="text">
      <style:text-properties officeooo:rsid="0085b4af"/>
    </style:style>
    <style:style style:name="T29" style:family="text">
      <style:text-properties officeooo:rsid="0088977f"/>
    </style:style>
    <style:style style:name="T30" style:family="text">
      <style:text-properties officeooo:rsid="0088dfc6"/>
    </style:style>
    <style:style style:name="T31" style:family="text">
      <style:text-properties fo:font-style="italic" officeooo:rsid="008ac929" style:font-style-asian="italic" style:font-style-complex="italic"/>
    </style:style>
    <style:style style:name="T32" style:family="text">
      <style:text-properties fo:font-style="italic" officeooo:rsid="008cd078" style:font-style-asian="italic" style:font-style-complex="italic"/>
    </style:style>
    <style:style style:name="T33" style:family="text">
      <style:text-properties fo:font-style="italic" officeooo:rsid="008e5386" style:font-style-asian="italic" style:font-style-complex="italic"/>
    </style:style>
    <style:style style:name="T34" style:family="text">
      <style:text-properties fo:font-style="italic" officeooo:rsid="0092d342" style:font-style-asian="italic" style:font-style-complex="italic"/>
    </style:style>
    <style:style style:name="T35" style:family="text">
      <style:text-properties fo:font-style="italic" officeooo:rsid="0094a5d5" style:font-style-asian="italic" style:font-style-complex="italic"/>
    </style:style>
    <style:style style:name="T36" style:family="text">
      <style:text-properties fo:font-style="italic" officeooo:rsid="0095db09" style:font-style-asian="italic" style:font-style-complex="italic"/>
    </style:style>
    <style:style style:name="T37" style:family="text">
      <style:text-properties fo:font-style="italic" officeooo:rsid="009781d7" style:font-style-asian="italic" style:font-style-complex="italic"/>
    </style:style>
    <style:style style:name="T38" style:family="text">
      <style:text-properties fo:font-style="italic" officeooo:rsid="00c3556e" style:font-style-asian="italic" style:font-style-complex="italic"/>
    </style:style>
    <style:style style:name="T39" style:family="text">
      <style:text-properties fo:font-style="italic" officeooo:rsid="00c4dcc1" style:font-style-asian="italic" style:font-style-complex="italic"/>
    </style:style>
    <style:style style:name="T40" style:family="text">
      <style:text-properties fo:font-style="italic" officeooo:rsid="00c74eca" style:font-style-asian="italic" style:font-style-complex="italic"/>
    </style:style>
    <style:style style:name="T41" style:family="text">
      <style:text-properties fo:font-style="italic" officeooo:rsid="00cb099e"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8e5386" style:font-style-asian="normal" style:font-style-complex="normal"/>
    </style:style>
    <style:style style:name="T44" style:family="text">
      <style:text-properties fo:font-style="normal" officeooo:rsid="0091c5a2" style:font-style-asian="normal" style:font-style-complex="normal"/>
    </style:style>
    <style:style style:name="T45" style:family="text">
      <style:text-properties fo:font-style="normal" officeooo:rsid="0092d342" style:font-style-asian="normal" style:font-style-complex="normal"/>
    </style:style>
    <style:style style:name="T46" style:family="text">
      <style:text-properties fo:font-style="normal" officeooo:rsid="00936dd2" style:font-style-asian="normal" style:font-style-complex="normal"/>
    </style:style>
    <style:style style:name="T47" style:family="text">
      <style:text-properties fo:font-style="normal" officeooo:rsid="0094a5d5" style:font-style-asian="normal" style:font-style-complex="normal"/>
    </style:style>
    <style:style style:name="T48" style:family="text">
      <style:text-properties fo:font-style="normal" officeooo:rsid="0095db09" style:font-style-asian="normal" style:font-style-complex="normal"/>
    </style:style>
    <style:style style:name="T49" style:family="text">
      <style:text-properties fo:font-style="normal" officeooo:rsid="0096d228" style:font-style-asian="normal" style:font-style-complex="normal"/>
    </style:style>
    <style:style style:name="T50" style:family="text">
      <style:text-properties fo:font-style="normal" officeooo:rsid="009781d7" style:font-style-asian="normal" style:font-style-complex="normal"/>
    </style:style>
    <style:style style:name="T51" style:family="text">
      <style:text-properties fo:font-style="normal" officeooo:rsid="0097899e" style:font-style-asian="normal" style:font-style-complex="normal"/>
    </style:style>
    <style:style style:name="T52" style:family="text">
      <style:text-properties fo:font-style="normal" officeooo:rsid="00c3556e" style:font-style-asian="normal" style:font-style-complex="normal"/>
    </style:style>
    <style:style style:name="T53" style:family="text">
      <style:text-properties fo:font-style="normal" officeooo:rsid="00c4dcc1" style:font-style-asian="normal" style:font-style-complex="normal"/>
    </style:style>
    <style:style style:name="T54" style:family="text">
      <style:text-properties fo:font-style="normal" officeooo:rsid="00c5571d" style:font-style-asian="normal" style:font-style-complex="normal"/>
    </style:style>
    <style:style style:name="T55" style:family="text">
      <style:text-properties fo:font-style="normal" officeooo:rsid="00c5d4aa" style:font-style-asian="normal" style:font-style-complex="normal"/>
    </style:style>
    <style:style style:name="T56" style:family="text">
      <style:text-properties fo:font-style="normal" officeooo:rsid="00c74eca" style:font-style-asian="normal" style:font-style-complex="normal"/>
    </style:style>
    <style:style style:name="T57" style:family="text">
      <style:text-properties fo:font-style="normal" officeooo:rsid="00c8571c" style:font-style-asian="normal" style:font-style-complex="normal"/>
    </style:style>
    <style:style style:name="T58" style:family="text">
      <style:text-properties fo:font-style="normal" officeooo:rsid="00c9cc0b" style:font-style-asian="normal" style:font-style-complex="normal"/>
    </style:style>
    <style:style style:name="T59" style:family="text">
      <style:text-properties fo:font-style="normal" officeooo:rsid="00cb099e" style:font-style-asian="normal" style:font-style-complex="normal"/>
    </style:style>
    <style:style style:name="T60" style:family="text">
      <style:text-properties officeooo:rsid="008ac929"/>
    </style:style>
    <style:style style:name="T61" style:family="text">
      <style:text-properties officeooo:rsid="008c53a1"/>
    </style:style>
    <style:style style:name="T62" style:family="text">
      <style:text-properties officeooo:rsid="008cd078"/>
    </style:style>
    <style:style style:name="T63" style:family="text">
      <style:text-properties fo:color="#004a43"/>
    </style:style>
    <style:style style:name="T64" style:family="text">
      <style:text-properties fo:color="#800000"/>
    </style:style>
    <style:style style:name="T65" style:family="text">
      <style:text-properties fo:color="#800000" fo:font-weight="bold"/>
    </style:style>
    <style:style style:name="T66" style:family="text">
      <style:text-properties fo:color="#40015a"/>
    </style:style>
    <style:style style:name="T67" style:family="text">
      <style:text-properties fo:color="#808030"/>
    </style:style>
    <style:style style:name="T68" style:family="text">
      <style:text-properties fo:color="#008c00"/>
    </style:style>
    <style:style style:name="T69" style:family="text">
      <style:text-properties fo:color="#800080"/>
    </style:style>
    <style:style style:name="T70" style:family="text">
      <style:text-properties fo:color="#0000e6"/>
    </style:style>
    <style:style style:name="T71" style:family="text">
      <style:text-properties fo:color="#00cc00"/>
    </style:style>
    <style:style style:name="T72" style:family="text">
      <style:text-properties fo:color="#0000ff"/>
    </style:style>
    <style:style style:name="T73" style:family="text">
      <style:text-properties fo:color="#0000ff" fo:font-weight="normal" style:font-weight-asian="normal" style:font-weight-complex="normal"/>
    </style:style>
    <style:style style:name="T74" style:family="text">
      <style:text-properties fo:color="#009900"/>
    </style:style>
    <style:style style:name="T75" style:family="text">
      <style:text-properties fo:color="#000000"/>
    </style:style>
    <style:style style:name="T76" style:family="text">
      <style:text-properties fo:color="#000000" officeooo:rsid="009cf844"/>
    </style:style>
    <style:style style:name="T77" style:family="text">
      <style:text-properties fo:color="#000000" fo:font-style="italic" style:font-style-asian="italic" style:font-style-complex="italic"/>
    </style:style>
    <style:style style:name="T78" style:family="text">
      <style:text-properties fo:color="#000000" fo:font-style="italic" officeooo:rsid="009cf844" style:font-style-asian="italic" style:font-style-complex="italic"/>
    </style:style>
    <style:style style:name="T79" style:family="text">
      <style:text-properties fo:color="#000000" fo:font-style="italic" officeooo:rsid="00ae29e8" style:font-style-asian="italic" style:font-style-complex="italic"/>
    </style:style>
    <style:style style:name="T80" style:family="text">
      <style:text-properties fo:color="#000000" fo:font-style="italic" officeooo:rsid="00a307f6" style:font-style-asian="italic" style:font-style-complex="italic"/>
    </style:style>
    <style:style style:name="T81" style:family="text">
      <style:text-properties fo:color="#000000" fo:font-style="italic" officeooo:rsid="00ad1bee" style:font-style-asian="italic" style:font-style-complex="italic"/>
    </style:style>
    <style:style style:name="T82" style:family="text">
      <style:text-properties fo:color="#000000" fo:font-style="italic" officeooo:rsid="00aac87a" style:font-style-asian="italic" style:font-style-complex="italic"/>
    </style:style>
    <style:style style:name="T83" style:family="text">
      <style:text-properties fo:color="#000000" fo:font-style="italic" officeooo:rsid="00a9b6f3" style:font-style-asian="italic" style:font-style-complex="italic"/>
    </style:style>
    <style:style style:name="T84" style:family="text">
      <style:text-properties fo:color="#000000" fo:font-style="italic" officeooo:rsid="009f9ecf" style:font-style-asian="italic" style:font-style-complex="italic"/>
    </style:style>
    <style:style style:name="T85" style:family="text">
      <style:text-properties fo:color="#000000" fo:font-style="italic" officeooo:rsid="00b7f8b6" style:font-style-asian="italic" style:font-style-complex="italic"/>
    </style:style>
    <style:style style:name="T86" style:family="text">
      <style:text-properties fo:color="#000000" officeooo:rsid="009ec305"/>
    </style:style>
    <style:style style:name="T87" style:family="text">
      <style:text-properties fo:color="#000000" officeooo:rsid="009f9ecf"/>
    </style:style>
    <style:style style:name="T88" style:family="text">
      <style:text-properties fo:color="#000000" officeooo:rsid="00a0e30c"/>
    </style:style>
    <style:style style:name="T89" style:family="text">
      <style:text-properties fo:color="#000000" officeooo:rsid="00a15ef2"/>
    </style:style>
    <style:style style:name="T90" style:family="text">
      <style:text-properties fo:color="#000000" officeooo:rsid="00a307f6"/>
    </style:style>
    <style:style style:name="T91" style:family="text">
      <style:text-properties fo:color="#000000" officeooo:rsid="00a60de2"/>
    </style:style>
    <style:style style:name="T92" style:family="text">
      <style:text-properties fo:color="#000000" officeooo:rsid="00a9b6f3"/>
    </style:style>
    <style:style style:name="T93" style:family="text">
      <style:text-properties fo:color="#000000" officeooo:rsid="00aa7dc3"/>
    </style:style>
    <style:style style:name="T94" style:family="text">
      <style:text-properties fo:color="#000000" officeooo:rsid="00aac87a"/>
    </style:style>
    <style:style style:name="T95" style:family="text">
      <style:text-properties fo:color="#000000" officeooo:rsid="00ac8aa8"/>
    </style:style>
    <style:style style:name="T96" style:family="text">
      <style:text-properties fo:color="#000000" officeooo:rsid="00ad1bee"/>
    </style:style>
    <style:style style:name="T97" style:family="text">
      <style:text-properties fo:color="#000000" officeooo:rsid="00ae29e8"/>
    </style:style>
    <style:style style:name="T98" style:family="text">
      <style:text-properties fo:color="#000000" officeooo:rsid="00afb119"/>
    </style:style>
    <style:style style:name="T99" style:family="text">
      <style:text-properties fo:color="#000000" officeooo:rsid="00b15d05"/>
    </style:style>
    <style:style style:name="T100" style:family="text">
      <style:text-properties fo:color="#000000" fo:font-style="normal" style:font-style-asian="normal" style:font-style-complex="normal"/>
    </style:style>
    <style:style style:name="T101" style:family="text">
      <style:text-properties fo:color="#000000" fo:font-style="normal" officeooo:rsid="00b7f8b6" style:font-style-asian="normal" style:font-style-complex="normal"/>
    </style:style>
    <style:style style:name="T102" style:family="text">
      <style:text-properties fo:color="#000000" fo:font-style="normal" officeooo:rsid="00b92c59" style:font-style-asian="normal" style:font-style-complex="normal"/>
    </style:style>
    <style:style style:name="T103" style:family="text">
      <style:text-properties fo:color="#000000" fo:font-style="normal" officeooo:rsid="00b9b4e6" style:font-style-asian="normal" style:font-style-complex="normal"/>
    </style:style>
    <style:style style:name="T104" style:family="text">
      <style:text-properties fo:color="#000000" fo:font-style="normal" officeooo:rsid="00bdf8af" style:font-style-asian="normal" style:font-style-complex="normal"/>
    </style:style>
    <style:style style:name="T105" style:family="text">
      <style:text-properties fo:color="#000000" fo:font-style="normal" officeooo:rsid="00bc613c" style:font-style-asian="normal" style:font-style-complex="normal"/>
    </style:style>
    <style:style style:name="T106" style:family="text">
      <style:text-properties fo:color="#000000" fo:font-style="normal" officeooo:rsid="00bfc1d1" style:font-style-asian="normal" style:font-style-complex="normal"/>
    </style:style>
    <style:style style:name="T107" style:family="text">
      <style:text-properties fo:color="#000000" officeooo:rsid="00ba0111"/>
    </style:style>
    <style:style style:name="T108" style:family="text">
      <style:text-properties fo:color="#000000" officeooo:rsid="00bb0083"/>
    </style:style>
    <style:style style:name="T109" style:family="text">
      <style:text-properties fo:color="#000000" officeooo:rsid="00bc613c"/>
    </style:style>
    <style:style style:name="T110" style:family="text">
      <style:text-properties fo:color="#ff3333" fo:font-weight="bold" style:font-weight-asian="bold" style:font-weight-complex="bold"/>
    </style:style>
    <style:style style:name="T111" style:family="text">
      <style:text-properties fo:color="#cc3300" fo:font-weight="bold" style:font-weight-asian="bold" style:font-weight-complex="bold"/>
    </style:style>
    <style:style style:name="T112" style:family="text">
      <style:text-properties fo:color="#808080" fo:font-style="normal" officeooo:rsid="00936dd2" style:font-style-asian="normal" style:font-style-complex="normal"/>
    </style:style>
    <style:style style:name="T113" style:family="text">
      <style:text-properties fo:color="#808080" fo:font-style="normal" officeooo:rsid="00b49afc" style:font-style-asian="normal" style:font-style-complex="normal"/>
    </style:style>
    <style:style style:name="T114" style:family="text">
      <style:text-properties fo:color="#603000"/>
    </style:style>
    <style:style style:name="T115" style:family="text">
      <style:text-properties fo:color="#0f69ff"/>
    </style:style>
    <style:style style:name="T116" style:family="text">
      <style:text-properties fo:color="#7d0045"/>
    </style:style>
    <style:style style:name="T117" style:family="text">
      <style:text-properties fo:color="#696969"/>
    </style:style>
    <style:style style:name="T118" style:family="text">
      <style:text-properties officeooo:rsid="00c355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text:span text:style-name="T1">Module : Compilation </text:span></text:p>
      <text:p text:style-name="P1"/>
      <text:p text:style-name="P44"/>
      <text:p text:style-name="P44"/>
      <text:p text:style-name="P44">TP<text:span text:style-name="T2"> :</text:span> <text:span text:style-name="T28">Recherche d'informations</text:span></text:p>
      <text:p text:style-name="P46">I<text:span text:style-name="T2">mplémentation d'un analyseur de corpus de documents scientifiques</text:span></text:p>
      <text:p text:style-name="P45"/>
      <text:p text:style-name="P2"/>
      <text:p text:style-name="P2"/>
      <text:p text:style-name="P2"/>
      <text:p text:style-name="P2"/>
      <text:p text:style-name="P2"/>
      <text:p text:style-name="P2"/>
      <text:p text:style-name="P2"/>
      <text:p text:style-name="P2">Réalisé par : </text:p>
      <text:p text:style-name="P3"><text:tab/>Ait Bachir Samy</text:p>
      <text:p text:style-name="P3"><text:tab/>Benchenouf Mohamed</text:p>
      <text:p text:style-name="P3"/>
      <text:p text:style-name="P3"/>
      <text:p text:style-name="P3"/>
      <text:p text:style-name="P3"/>
      <text:h text:style-name="P47" text:outline-level="1"><text:soft-page-break/>Introduction :</text:h>
      <text:p text:style-name="P4"><text:tab/><text:span text:style-name="T29">Dans le cadre des TP de compilation, il a été demandé implémenter un analyseur lexical, syntaxique, et sémantique de corpus de documents scientifique, puis d'utiliser les documents validés par cette analyse, afin d'extraire certaines informations.</text:span></text:p>
      <text:p text:style-name="P4"><text:span text:style-name="T29"><text:tab/>Ce rapport présentera les façons utilisées pour implémenter les différentes partie de ce TP, a commencer par la partie de l'analyse du document, constituée de l'analyse lexicale, syntaxique puis sémantique, pour passer en suite au programme offrant les outils permettant d’extraire les informations des documents validés.</text:span></text:p>
      <text:h text:style-name="P48" text:outline-level="1">Implémentation</text:h>
      <text:h text:style-name="P50" text:outline-level="2"><text:span text:style-name="T60">Analyseur de documents</text:span><text:tab/></text:h>
      <text:p text:style-name="P5"><text:span text:style-name="T30">Tous d'abord, avant de pouvoir passer à la recherche d'information a proprement parler dans un corpus, il faut analyser les documents du corpus afin de déterminer quels documents sont valides et quels documents sont a laisser de coté ou a corriger (selon le vouloir de l'utilisateur), pour ça nous devons créer un analyseur capable de déterminer si un document est bien formé.</text:span></text:p>
      <text:p text:style-name="P5"><text:span text:style-name="T30"><text:tab/>Cet analyseur peut être divisé en trois partie principales :</text:span></text:p>
      <text:list xml:id="list4960500800130656019" text:style-name="L1">
        <text:list-item>
          <text:p text:style-name="P6">L'analyse lexicale : dont le but est de séparer chaque entité lexicale du corpus et de vérifier si celle ci est valide.</text:p>
        </text:list-item>
        <text:list-item>
          <text:p text:style-name="P6">L'analyse syntaxique : dont le but est de prendre une suite d'entités lexicales et de déterminer si l'ordre dans lequel elles sont agencées est un ordre valide.</text:p>
        </text:list-item>
        <text:list-item>
          <text:p text:style-name="P6">L'analyse sémantique : qui a pour but de déterminer si certaines entités ont lieu d'exister ou non dans le documents par rapport au sens qu'elles ont dans ce dernier.</text:p>
        </text:list-item>
      </text:list>
      <text:h text:style-name="P52" text:outline-level="3">Analyse Lexicale</text:h>
      <text:p text:style-name="P5"><text:tab/><text:span text:style-name="T60">L'analyse lexicale d'un document permettra donc de dire si les entités du document sont bien des entités valides du point de vu lexical, c'est a dire que cette analyse aura pour but de transmettre a la phase suivante des entités lexicalement correctes pour poursuivre l'analyse du document si toutes les entités dont bien formées, ou d'invalider le document dans le cas contraire.</text:span></text:p>
      <text:p text:style-name="P5"><text:span text:style-name="T60"><text:tab/>Pour implémenter l'analyseur lexical de documents scientifique, le programme </text:span><text:span text:style-name="T31">flex</text:span><text:span text:style-name="T60"> a été utiliser.</text:span></text:p>
      <text:p text:style-name="P5"><text:span text:style-name="T60"><text:tab/></text:span><text:span text:style-name="T31">Flex</text:span><text:span text:style-name="T60"> est générateur d'analyseurs lexicaux de </text:span><text:span text:style-name="T31">GNU</text:span><text:span text:style-name="T60">, qui grâce a sa reconnaissance des langages réguliers, et au expressions rationnelles, permet de générer des programmes reconnaissant les mots d'un langage.</text:span></text:p>
      <text:p text:style-name="P7"><text:span text:style-name="T60"><text:tab/> L'implémentation de l'analyseur lexical (</text:span><text:span text:style-name="T31">ProjetCompil.l</text:span><text:span text:style-name="T60">) est triviale, elle permet de reconnaître les éléments lexicaux suivants :</text:span></text:p>
      <text:list xml:id="list8107167489442406953" text:style-name="L2">
        <text:list-item>
          <text:p text:style-name="P8"><text:soft-page-break/>Les points : « . » et les codifies Point</text:p>
        </text:list-item>
        <text:list-item>
          <text:p text:style-name="P8">Les virgules : « , » et les codifies Virgule</text:p>
        </text:list-item>
        <text:list-item>
          <text:p text:style-name="P8">Les sauts de ligne : « \n » et les codifies SL</text:p>
        </text:list-item>
        <text:list-item>
          <text:p text:style-name="P8">Les espaces : «  » et les codifies Space</text:p>
        </text:list-item>
        <text:list-item>
          <text:p text:style-name="P8">Les tabulations : « \t » et les codifies Tabulation</text:p>
        </text:list-item>
        <text:list-item>
          <text:p text:style-name="P8">Les mots clés : TITLE, AUTHORS, ABSTRACT, KEYWORDS, INTRODUCTION, RELATEDWORKS, CONCEPTION, EXPERIMENTALRESULTS, CONCLUSION, REFERENCES, et les codifies respectivement : TITLE, AUTHORS, ABSTRACT, KEYWORDS, INTRODUCTION, RELATEDWORKS, CONCEPTION, EXPERIMENTALRESULTS, CONCLUSION, REFERENCES.</text:p>
        </text:list-item>
        <text:list-item>
          <text:p text:style-name="P8">Les mots simples : Mots composés de lettres et de chiffres (qui commencent par une lettre) <text:span text:style-name="T61">et les </text:span>codifies <text:span text:style-name="T61">Word</text:span></text:p>
        </text:list-item>
        <text:list-item>
          <text:p text:style-name="P9">Les mots composés : Mots composés de deux mot simples séparrés par un trait d'union « - » et les codifies CompoundWord</text:p>
        </text:list-item>
        <text:list-item>
          <text:p text:style-name="P9">Les ponctuation : « ?!;: » et les codifies Ponctuation</text:p>
        </text:list-item>
        <text:list-item>
          <text:p text:style-name="P10">Les références : nombres entiers entre crochets et les codifies Ref</text:p>
        </text:list-item>
      </text:list>
      <text:p text:style-name="P11"/>
      <text:p text:style-name="P12"><text:tab/><text:span text:style-name="T62">Ces entités, une fois reconnues, sont retournées codifiés, tel qu'il est dis si dessus, à l'analyseur syntaxique/sémantique, et les entités non reconnues génèrent un affichage du message d'erreur « Erreur lexical: élément non reconnut </text:span><text:span text:style-name="T32">entité</text:span><text:span text:style-name="T62"> ligne </text:span><text:span text:style-name="T32">ligne</text:span><text:span text:style-name="T62"> colonne </text:span><text:span text:style-name="T32">colonne</text:span><text:span text:style-name="T62"> position </text:span><text:span text:style-name="T32">position</text:span><text:span text:style-name="T62"> »  ou </text:span><text:span text:style-name="T32">entité </text:span><text:span text:style-name="T43">est l'entité non reconnue, </text:span><text:span text:style-name="T33">ligne </text:span><text:span text:style-name="T43"><text:s/>est la ligne a laquelle il se trouve, </text:span><text:span text:style-name="T33">colonne </text:span><text:span text:style-name="T43">est la colonne a laquelle il se trouve, et </text:span><text:span text:style-name="T33">position </text:span><text:span text:style-name="T43">est la position a laquelle il se trouve.</text:span></text:p>
      <text:p text:style-name="P13"><text:span text:style-name="T43"><text:tab/></text:span><text:span text:style-name="T44">L'analyseur lexical a besoin donc de variables pour manipuler les numéros de lignes, colonnes, ainsi que la position a laquelle se trouve une entité. </text:span><text:span text:style-name="T45">De plus l'analyseur a besoin de certaines fonctions C tels que </text:span><text:span text:style-name="T34">strlen</text:span><text:span text:style-name="T45"> ou </text:span><text:span text:style-name="T34">strdup</text:span><text:span text:style-name="T44"> , </text:span><text:span text:style-name="T45">il a donc besoin d'avoir accès aux prototypes de ses fonctions.</text:span></text:p>
      <text:p text:style-name="P13"><text:span text:style-name="T45"><text:tab/>La première partie du fichier </text:span><text:span text:style-name="T44"><text:s/></text:span><text:span text:style-name="T31">ProjetCompil.l </text:span><text:span text:style-name="T45">est celle qui s'occupe de la déclaration de variables et de macros et de l'inclusion des bibliothèques C nécessaires :</text:span></text:p>
      <text:p text:style-name="P60">%{</text:p>
      <text:p text:style-name="P70"><text:span text:style-name="T63">#include </text:span><text:span text:style-name="T64">&lt;</text:span><text:span text:style-name="T66">stdlib.h</text:span><text:span text:style-name="T64">&gt;</text:span></text:p>
      <text:p text:style-name="P70"><text:span text:style-name="T63">#include </text:span><text:span text:style-name="T64">&lt;</text:span><text:span text:style-name="T66">stdio.h</text:span><text:span text:style-name="T64">&gt;</text:span></text:p>
      <text:p text:style-name="P70"><text:span text:style-name="T63">#include </text:span><text:span text:style-name="T64">&lt;</text:span><text:span text:style-name="T66">string.h</text:span><text:span text:style-name="T64">&gt;</text:span></text:p>
      <text:p text:style-name="P70"><text:span text:style-name="T63">#include </text:span><text:span text:style-name="T64">&lt;</text:span><text:span text:style-name="T66">time.h</text:span><text:span text:style-name="T64">&gt;</text:span></text:p>
      <text:p text:style-name="P70"><text:span text:style-name="T63">#include </text:span><text:span text:style-name="T64">"</text:span><text:span text:style-name="T66">ProjetCompil.tab.h</text:span><text:span text:style-name="T64">"</text:span></text:p>
      <text:p text:style-name="P70"><text:span text:style-name="T65">int</text:span> ligne<text:span text:style-name="T67">=</text:span><text:span text:style-name="T68">0</text:span><text:span text:style-name="T67">,</text:span> col<text:span text:style-name="T67">=</text:span><text:span text:style-name="T68">0</text:span><text:span text:style-name="T67">,</text:span>pos<text:span text:style-name="T67">=</text:span><text:span text:style-name="T68">0</text:span><text:span text:style-name="T69">;</text:span></text:p>
      <text:p text:style-name="P70"><text:span text:style-name="T65">extern</text:span> YYSTYPE yylval<text:span text:style-name="T69">;</text:span> </text:p>
      <text:p text:style-name="P64">%}</text:p>
      <text:h text:style-name="P53" text:outline-level="3"><text:soft-page-break/><text:span text:style-name="T46">Analyse </text:span><text:span text:style-name="T112">Sy</text:span><text:span text:style-name="T46">ntaxique</text:span></text:h>
      <text:p text:style-name="P14"><text:span text:style-name="T46"><text:tab/></text:span><text:span text:style-name="T47">Après l'analyse lexicales des documents, les entités lexicales codifiés sont envoyés a l'analyseur syntaxique qui lui s'occupe de valider l’agencement de ces entités dans le document.</text:span></text:p>
      <text:p text:style-name="P14"><text:span text:style-name="T47"><text:tab/>Pour implémenter l’analyseur syntaxique de documents scientifique le programme </text:span><text:span text:style-name="T35">Bison</text:span><text:span text:style-name="T47"> a été utilisé.</text:span></text:p>
      <text:p text:style-name="P15"><text:span text:style-name="T47"><text:tab/></text:span><text:span text:style-name="T36">Bison </text:span><text:span text:style-name="T48">est un générateur d'analyseurs syntaxiques et sémantique de </text:span><text:span text:style-name="T36">GNU, </text:span><text:span text:style-name="T48">il est issus du programme </text:span><text:span text:style-name="T36">YACC (Yet Another Compiler Compiler) <text:s/></text:span><text:span text:style-name="T48">qu'il améliore, et grâce à sa reconnaissance de langages non contextuels et de grammaire non contextuelles ( Grammaire </text:span><text:span text:style-name="T36">LALR </text:span><text:span text:style-name="T48">) </text:span><text:span text:style-name="T49">permet de générer des générer des programmes reconnaissant les phrases d'un langage.</text:span></text:p>
      <text:p text:style-name="P16"><text:span text:style-name="T49"><text:tab/></text:span><text:span text:style-name="T50">L'implémentation de l'analyseur syntaxique (</text:span><text:span text:style-name="T37">ProjetCompil.y</text:span><text:span text:style-name="T50">) se base essentiellement sur la grammaire. Grammaire qui utilise les entités lexicale codifiées pour vérifié l’ordonnancement de celles-ci.</text:span></text:p>
      <text:p text:style-name="P17"><text:span text:style-name="T50"><text:tab/></text:span><text:span text:style-name="T51">Dans cette implémentation d'analyseur syntaxique de documents scientifiques, la grammaire LALR utilisée est la suivante :</text:span></text:p>
      <text:p text:style-name="P58"><text:span text:style-name="T110">CorpusDoc</text:span><text:span text:style-name="T70"> </text:span><text:span text:style-name="T71">:</text:span><text:span text:style-name="T70"> RTITLE RAUTHORS RABSTRACT RKEYWORDS RINTRODUCTION RRELATEDWORKS RCONCEPTION REXPERIMENTALRESULTS RCONCLUSION RREFERENCES </text:span><text:span text:style-name="T71">;</text:span></text:p>
      <text:p text:style-name="P58"><text:span text:style-name="T71"/></text:p>
      <text:p text:style-name="P72"><text:span text:style-name="T110">RTITLE</text:span><text:span text:style-name="T70"> </text:span><text:span text:style-name="T71">:</text:span><text:span text:style-name="T70"> TITLE Space ListeMot SL </text:span><text:span text:style-name="T71">;</text:span></text:p>
      <text:p text:style-name="P72"><text:span text:style-name="T110">ListeMot</text:span><text:span text:style-name="T70"> </text:span><text:span text:style-name="T71">:</text:span><text:span text:style-name="T70"> ListeMot Space Mot </text:span><text:span text:style-name="T65">|</text:span><text:span text:style-name="T70"> Mot </text:span><text:span text:style-name="T71">;</text:span></text:p>
      <text:p text:style-name="P72"><text:span text:style-name="T110">Mot</text:span><text:span text:style-name="T70"> </text:span><text:span text:style-name="T71">:</text:span><text:span text:style-name="T70"> Word </text:span><text:span text:style-name="T65">|</text:span><text:span text:style-name="T70"> CompoundWord </text:span><text:span text:style-name="T71">;</text:span></text:p>
      <text:p text:style-name="P72"><text:span text:style-name="T110">RABSTRACT</text:span><text:span text:style-name="T70"> </text:span><text:span text:style-name="T71">:</text:span><text:span text:style-name="T70"> ABSTRACT Space ListeMotParagraphe </text:span></text:p>
      <text:p text:style-name="P72"><text:span text:style-name="T110">ListeMotParagraphe</text:span><text:span text:style-name="T70"> </text:span><text:span text:style-name="T71">:</text:span><text:span text:style-name="T70"> PonctuationMot MotPointFinal <text:s/>SL </text:span><text:span text:style-name="T65">|</text:span><text:span text:style-name="T70"> MotPointFinal <text:s/>SL </text:span><text:span text:style-name="T71">;</text:span><text:span text:style-name="T70"> </text:span></text:p>
      <text:p text:style-name="P72"><text:span text:style-name="T110">MotPointFinal</text:span><text:span text:style-name="T70"> </text:span><text:span text:style-name="T71">:</text:span><text:span text:style-name="T70"> Mot Point </text:span><text:span text:style-name="T71">;</text:span></text:p>
      <text:p text:style-name="P72"><text:span text:style-name="T110">PonctuationMot</text:span><text:span text:style-name="T71">:</text:span> <text:span text:style-name="T72">PonctuationMot</text:span> <text:span text:style-name="T72">Mot</text:span> <text:span text:style-name="T72">EspacePonc</text:span> <text:span text:style-name="T111">|</text:span> <text:span text:style-name="T72">Mot</text:span> <text:span text:style-name="T72">EspacePonc</text:span> <text:span text:style-name="T71">;</text:span></text:p>
      <text:p text:style-name="P72"><text:span text:style-name="T110">EspacePonc</text:span><text:span text:style-name="T70"> </text:span><text:span text:style-name="T71">:</text:span><text:span text:style-name="T70"> Space </text:span><text:span text:style-name="T65">|</text:span><text:span text:style-name="T70"> Ponctuation Space </text:span><text:span text:style-name="T65">|</text:span><text:span text:style-name="T70"> Virgule Space </text:span><text:span text:style-name="T71">;</text:span></text:p>
      <text:p text:style-name="P72"><text:span text:style-name="T110">RAUTHORS</text:span><text:span text:style-name="T70"> </text:span><text:span text:style-name="T71">:</text:span><text:span text:style-name="T70"> AUTHORS Space ListeMotVirguleAuteur Point SL </text:span><text:span text:style-name="T71">;</text:span></text:p>
      <text:p text:style-name="P72"><text:span text:style-name="T110">ListeMotVirguleAuteur</text:span><text:span text:style-name="T70"> </text:span><text:span text:style-name="T71">:</text:span><text:span text:style-name="T70"> ListeMotVirguleAuteur Virgule Space Mot Space Mot </text:span><text:span text:style-name="T65">|</text:span><text:span text:style-name="T70"> Mot Space Mot </text:span><text:span text:style-name="T71">;</text:span></text:p>
      <text:p text:style-name="P72"><text:span text:style-name="T110">RKEYWORDS</text:span><text:span text:style-name="T70"> </text:span><text:span text:style-name="T71">:</text:span><text:span text:style-name="T70"> KEYWORDS Space ListMotVirgule Point SL</text:span><text:span text:style-name="T71">;</text:span></text:p>
      <text:p text:style-name="P72"><text:span text:style-name="T110">ListMotVirgule</text:span><text:span text:style-name="T70"> </text:span><text:span text:style-name="T71">:</text:span><text:span text:style-name="T70"> ListMotVirgule Virgule Space Mot </text:span><text:span text:style-name="T65">|</text:span><text:span text:style-name="T70"> Mot </text:span><text:span text:style-name="T71">;</text:span></text:p>
      <text:p text:style-name="P72"><text:span text:style-name="T110">RINTRODUCTION</text:span><text:span text:style-name="T70"> </text:span><text:span text:style-name="T71">:</text:span><text:span text:style-name="T70"> INTRODUCTION SL ListeMotRefParagraphe </text:span><text:span text:style-name="T71">;</text:span></text:p>
      <text:p text:style-name="P72"><text:span text:style-name="T110">RRELATEDWORKS</text:span><text:span text:style-name="T70"> </text:span><text:span text:style-name="T71">:</text:span><text:span text:style-name="T70"> RELATEDWORKS SL ListeMotRefParagraphe </text:span><text:span text:style-name="T71">;</text:span></text:p>
      <text:p text:style-name="P72"><text:span text:style-name="T110">RCONCEPTION</text:span><text:span text:style-name="T70"> </text:span><text:span text:style-name="T71">:</text:span><text:span text:style-name="T70"> CONCEPTION SL ListeMotRefParagraphe </text:span><text:span text:style-name="T71">;</text:span></text:p>
      <text:p text:style-name="P72"><text:span text:style-name="T110">REXPERIMENTALRESULTS</text:span><text:span text:style-name="T70"> </text:span><text:span text:style-name="T71">:</text:span><text:span text:style-name="T70"> EXPERIMENTALRESULTS SL ListeMotRefParagraphe </text:span><text:span text:style-name="T71">;</text:span></text:p>
      <text:p text:style-name="P72"><text:span text:style-name="T110">RCONCLUSION</text:span><text:span text:style-name="T70"> </text:span><text:span text:style-name="T71">:</text:span><text:span text:style-name="T70"> CONCLUSION SL ListeMotRefParagraphe </text:span><text:span text:style-name="T71">;</text:span></text:p>
      <text:p text:style-name="P72"><text:span text:style-name="T110">RREFERENCES</text:span><text:span text:style-name="T70"> </text:span><text:span text:style-name="T71">:</text:span><text:span text:style-name="T70"> REFERENCES SL ListeReference </text:span><text:span text:style-name="T71">;</text:span></text:p>
      <text:p text:style-name="P72"><text:span text:style-name="T110">ListeReference</text:span><text:span text:style-name="T70"> </text:span><text:span text:style-name="T71">:</text:span><text:span text:style-name="T70"> ListeReference <text:s/>RRef </text:span><text:span text:style-name="T65">|</text:span><text:span text:style-name="T70"> RRef </text:span><text:span text:style-name="T71">;</text:span></text:p>
      <text:p text:style-name="P72"><text:span text:style-name="T110">RRef</text:span><text:span text:style-name="T70"> </text:span><text:span text:style-name="T71">:</text:span><text:span text:style-name="T70"> <text:s/>Ref Tabulation SuiteDeMot SL </text:span><text:span text:style-name="T71">;</text:span></text:p>
      <text:p text:style-name="P72"><text:span text:style-name="T110">SuiteDeMot</text:span><text:span text:style-name="T70"> </text:span><text:span text:style-name="T71">:</text:span><text:span text:style-name="T70"> Mot Space SuiteDeMot </text:span><text:span text:style-name="T65">|</text:span><text:span text:style-name="T70"> Mot Point </text:span><text:span text:style-name="T71">;</text:span></text:p>
      <text:p text:style-name="P72"><text:span text:style-name="T110">ListeMotRefParagraphe</text:span><text:span text:style-name="T70"> </text:span><text:span text:style-name="T71">:</text:span><text:span text:style-name="T70"> ListeMotRefParagraphe PonctuationMotRef MotPoint <text:s/>SL </text:span><text:span text:style-name="T65">|</text:span><text:span text:style-name="T70"> </text:span><text:span text:style-name="T73">PonctuationMotRef</text:span><text:span text:style-name="T70"> MotPoint <text:s/>SL </text:span><text:span text:style-name="T65">|</text:span><text:span text:style-name="T70"> MotPoint <text:s/>SL </text:span><text:span text:style-name="T71">;</text:span><text:span text:style-name="T70"> </text:span></text:p>
      <text:p text:style-name="P72"><text:span text:style-name="T110">MotPoint</text:span><text:span text:style-name="T70"> </text:span><text:span text:style-name="T71">:</text:span><text:span text:style-name="T70"> Mot Point </text:span><text:span text:style-name="T65">|</text:span><text:span text:style-name="T70"> Mot Ref Point </text:span><text:span text:style-name="T71">;</text:span></text:p>
      <text:p text:style-name="P72"><text:span text:style-name="T110">PonctuationMotRef</text:span><text:span text:style-name="T71">:</text:span> <text:span text:style-name="T72">PonctuationMotRef</text:span> <text:span text:style-name="T72">Mot</text:span> <text:span text:style-name="T72">EspaceRefPonc</text:span> <text:span text:style-name="T111">|</text:span> <text:span text:style-name="T72">Mot</text:span> <text:span text:style-name="T72">EspaceRefPonc</text:span> <text:span text:style-name="T71">;</text:span></text:p>
      <text:p text:style-name="P72"><text:span text:style-name="T110">EspaceRefPonc</text:span><text:span text:style-name="T70"> </text:span><text:span text:style-name="T71">:</text:span><text:span text:style-name="T70"> Ref Space </text:span><text:span text:style-name="T65">|</text:span><text:span text:style-name="T70"> Ponctuation Space </text:span><text:span text:style-name="T65">|</text:span><text:span text:style-name="T70">Space </text:span><text:span text:style-name="T65">|</text:span><text:span text:style-name="T70"> Virgule Space </text:span><text:span text:style-name="T71">;</text:span></text:p>
      <text:p text:style-name="P57"><text:span text:style-name="T70"/></text:p>
      <text:p text:style-name="P18"><text:span text:style-name="T74"><text:tab/></text:span><text:span text:style-name="T76">L'axiome de cette grammaire est </text:span><text:span text:style-name="T78">CorpusDoc</text:span><text:span text:style-name="T76">, la règle de l'axiome signifie qu'un document est composé </text:span><text:span text:style-name="T86">des ensemble d'éléments (phrases du langage) suivants :</text:span></text:p>
      <text:list xml:id="list1078676741380142279" text:style-name="L3">
        <text:list-item>
          <text:p text:style-name="P19"><text:soft-page-break/><text:span text:style-name="T78">R</text:span><text:span text:style-name="T77">TITLE </text:span><text:span text:style-name="T75">: cet ensemble est composé, </text:span><text:span text:style-name="T88">dans l'ordre </text:span><text:span text:style-name="T89">(comme toute les autres règles)</text:span><text:span text:style-name="T88">,</text:span><text:span text:style-name="T75"> du mot clé TITLE suivit d'un espace puis d'une liste de mots (composée de mots séparés par des espaces) et enfin un saut de ligne « SL »</text:span></text:p>
        </text:list-item>
        <text:list-item>
          <text:p text:style-name="P20"><text:span text:style-name="T77">RAUTHORS </text:span><text:span text:style-name="T75">: cet ensemble est composé du mot clé AUTHORS, un espace, une liste de nom</text:span><text:span text:style-name="T89">s</text:span><text:span text:style-name="T75"> est prénoms d'auteurs ( nom et prénom séparés par un espace, et deux auteurs séparés par une virgule suivie d'un espace) </text:span><text:span text:style-name="T88">terminée</text:span><text:span text:style-name="T87"> par un point puis finalement un saut de ligne</text:span></text:p>
        </text:list-item>
        <text:list-item>
          <text:p text:style-name="P20"><text:span text:style-name="T84">RABSTRACT </text:span><text:span text:style-name="T87">:</text:span><text:span text:style-name="T75"> </text:span><text:span text:style-name="T88">est composé du mot clé </text:span><text:span text:style-name="T89">ABSTRACT, </text:span><text:span text:style-name="T91">un espace et une liste de mots séparés ou par des ponctuations (chaque ponctuation est suivie d'un espace) ou par des espaces </text:span></text:p>
        </text:list-item>
        <text:list-item>
          <text:p text:style-name="P21"><text:span text:style-name="T77">RKEYWORDS </text:span><text:span text:style-name="T75">: est composé du mot clé KEYWORDS, d'un espace, puis d'une liste de mots </text:span><text:span text:style-name="T90">séparés par des virgules (</text:span><text:span text:style-name="T80">ListMotVirgule</text:span><text:span text:style-name="T90">) puis se termine par un point et un saut de ligne</text:span></text:p>
        </text:list-item>
        <text:list-item>
          <text:p text:style-name="P22"><text:span text:style-name="T77">RINTRODUCTION,</text:span><text:span text:style-name="T83"> RCONCEPTION, RRELATEDWORKS, REXPERIMENTALRESULTS, RCONCLUSION</text:span><text:span text:style-name="T92"> </text:span><text:span text:style-name="T75"> : </text:span><text:span text:style-name="T93">sont tous composés du mot clé correspondant (INTRODUCTION, CONCEPTION, RELATEDWORKS, EXPERIMENTALRESULTS, CONCLUSION respectivement) , </text:span><text:span text:style-name="T94">suivi d'un </text:span><text:span text:style-name="T95">saut de ligne</text:span><text:span text:style-name="T94"> puis de un ou de plusieurs paragraphes, contenant des mots, des ponctuations et des références, chacun d'entre eux terminé par un point. </text:span></text:p>
        </text:list-item>
        <text:list-item>
          <text:p text:style-name="P23"><text:span text:style-name="T82">R</text:span><text:span text:style-name="T77">REFERENCES </text:span><text:span text:style-name="T75">: </text:span><text:span text:style-name="T95">est composé du mot clé REFERENCES suivi d'un saut de ligne, puis </text:span><text:span text:style-name="T96">d'une liste de références (</text:span><text:span text:style-name="T81">ListeReference</text:span><text:span text:style-name="T96">) qui est composée de </text:span><text:span text:style-name="T97">références (</text:span><text:span text:style-name="T79">RRef</text:span><text:span text:style-name="T97">) sous la forme de [</text:span><text:span text:style-name="T79">entier</text:span><text:span text:style-name="T97">] <text:s/></text:span><text:span text:style-name="T98">tabulation puis une suite de mots d'espaces et de ponctuations (sans références) </text:span><text:span text:style-name="T99">terminées</text:span><text:span text:style-name="T98"> par un point puis un saut de ligne. </text:span></text:p>
        </text:list-item>
      </text:list>
      <text:p text:style-name="P24"><text:span text:style-name="T98"><text:tab/></text:span><text:span text:style-name="T75">Une fois le document validé syntaxiquement en suivant la grammaire expliquée si dessus, il passe à l'étape suivante à savoir l'analyse sémantique. <text:s/></text:span></text:p>
      <text:h text:style-name="P55" text:outline-level="3"><text:span text:style-name="T46">Analyse </text:span><text:span text:style-name="T42">Sémantique</text:span></text:h>
      <text:p text:style-name="P25"><text:span text:style-name="T113"><text:tab/></text:span><text:span text:style-name="T101">Le programme </text:span><text:span text:style-name="T85">Bison </text:span><text:span text:style-name="T101">nous permet également d'implémenter un analyseur sémantique, pour ce faire il suffit d'écrire des routines en langage C et des les ajouter a la grammaire.</text:span></text:p>
      <text:p text:style-name="P26"><text:span text:style-name="T101"><text:tab/></text:span><text:span text:style-name="T102">L'analyseur sémantique implémenté propose les routines sémantique</text:span><text:span text:style-name="T103">s</text:span><text:span text:style-name="T102"> suivantes :</text:span></text:p>
      <text:list xml:id="list8329879905936666455" text:style-name="L4">
        <text:list-item>
          <text:p text:style-name="P27"><text:span text:style-name="T103">Vérification de la taille du titre :</text:span></text:p>
        </text:list-item>
      </text:list>
      <text:p text:style-name="P28"><text:span text:style-name="T65"><text:tab/>int</text:span><text:span text:style-name="T75"> verificationTitre</text:span><text:span text:style-name="T67">()</text:span></text:p>
      <text:p text:style-name="P67"><text:tab/>{</text:p>
      <text:p text:style-name="P69"><text:s text:c="8"/><text:tab/><text:span text:style-name="T65">if</text:span> <text:span text:style-name="T67">(</text:span>nbMot <text:span text:style-name="T67">&gt;</text:span> <text:span text:style-name="T68">10</text:span><text:span text:style-name="T67">)</text:span></text:p>
      <text:p text:style-name="P69"><text:s text:c="8"/><text:tab/><text:span text:style-name="T69">{</text:span></text:p>
      <text:p text:style-name="P69"><text:s text:c="16"/>nbMot<text:span text:style-name="T67">=</text:span><text:span text:style-name="T68">0</text:span><text:span text:style-name="T69">;</text:span></text:p>
      <text:p text:style-name="P69"><text:s text:c="16"/><text:span text:style-name="T65">return</text:span> <text:span text:style-name="T68">0</text:span><text:span text:style-name="T69">;</text:span></text:p>
      <text:p text:style-name="P69"><text:s text:c="8"/><text:tab/><text:span text:style-name="T69">}</text:span></text:p>
      <text:p text:style-name="P69"><text:s text:c="8"/><text:tab/>nbMot<text:span text:style-name="T67">=</text:span><text:span text:style-name="T68">0</text:span><text:span text:style-name="T69">;</text:span></text:p>
      <text:p text:style-name="P71"><text:s text:c="7"/><text:tab/> <text:span text:style-name="T65">return</text:span> <text:span text:style-name="T68">1</text:span><text:span text:style-name="T69">;</text:span></text:p>
      <text:p text:style-name="P71"><text:span text:style-name="T69"><text:tab/>}</text:span></text:p>
      <text:p text:style-name="P29"><text:span text:style-name="T75"><text:tab/></text:span><text:span text:style-name="T107">L'appel </text:span><text:span text:style-name="T109">de</text:span><text:span text:style-name="T107"> cette routine est ajout</text:span><text:span text:style-name="T109">é</text:span><text:span text:style-name="T107"> à la grammaire au niveau de la </text:span><text:span text:style-name="T108">règle RTITLE, cet appel permettra ou non de validé le titre du documents selon son nombre de mots.</text:span></text:p>
      <text:list xml:id="list6518026296939061323" text:style-name="L5">
        <text:list-item>
          <text:p text:style-name="P30"><text:soft-page-break/><text:span text:style-name="T105">Vérification de la taille de l'abstract :<text:line-break/></text:span><text:span text:style-name="T65">int</text:span><text:span text:style-name="T75"> verificationParagraphe</text:span><text:span text:style-name="T67">()</text:span></text:p>
        </text:list-item>
      </text:list>
      <text:p text:style-name="P67"><text:tab/>{</text:p>
      <text:p text:style-name="P69"><text:s text:c="8"/><text:tab/><text:span text:style-name="T65">if</text:span> <text:span text:style-name="T67">(</text:span>nbMot <text:span text:style-name="T67">&gt;</text:span> <text:span text:style-name="T68">100</text:span><text:span text:style-name="T67">)</text:span></text:p>
      <text:p text:style-name="P69"><text:s text:c="8"/><text:tab/><text:span text:style-name="T69">{</text:span></text:p>
      <text:p text:style-name="P69"><text:s text:c="16"/>nbMot<text:span text:style-name="T67">=</text:span><text:span text:style-name="T68">0</text:span><text:span text:style-name="T69">;</text:span></text:p>
      <text:p text:style-name="P69"><text:s text:c="16"/><text:span text:style-name="T65">return</text:span> <text:span text:style-name="T68">0</text:span><text:span text:style-name="T69">;</text:span></text:p>
      <text:p text:style-name="P69"><text:s text:c="8"/><text:tab/><text:span text:style-name="T69">}</text:span></text:p>
      <text:p text:style-name="P69"><text:s text:c="8"/><text:tab/>nbMot<text:span text:style-name="T67">=</text:span><text:span text:style-name="T68">0</text:span><text:span text:style-name="T69">;</text:span></text:p>
      <text:p text:style-name="P69"><text:s text:c="8"/><text:tab/><text:span text:style-name="T65">return</text:span> <text:span text:style-name="T68">1</text:span><text:span text:style-name="T69">;</text:span></text:p>
      <text:p text:style-name="P63"><text:tab/>}</text:p>
      <text:p text:style-name="P31"><text:span text:style-name="T100"><text:tab/>L'appel de cette routine se fait au niveau de la règle </text:span><text:span text:style-name="T77">RABSTRACT</text:span><text:span text:style-name="T100"> de la grammaire, </text:span><text:span text:style-name="T104">elle permet de déterminer si une section abstarct est validée ou non de par son nombre de mots.</text:span></text:p>
      <text:list xml:id="list662075177968323114" text:style-name="L6">
        <text:list-item>
          <text:p text:style-name="P32"><text:span text:style-name="T106">Vérification de références<text:line-break/></text:span><text:span text:style-name="T65">int</text:span><text:span text:style-name="T75"> addRef</text:span><text:span text:style-name="T67">(</text:span><text:span text:style-name="T65">char</text:span><text:span text:style-name="T67">*</text:span><text:span text:style-name="T75"> refChar</text:span><text:span text:style-name="T67">)</text:span></text:p>
        </text:list-item>
      </text:list>
      <text:p text:style-name="P67"><text:tab/>{</text:p>
      <text:p text:style-name="P69"><text:s text:c="6"/><text:tab/><text:span text:style-name="T65">char</text:span> enPlus<text:span text:style-name="T69">;</text:span></text:p>
      <text:p text:style-name="P69"><text:s text:c="7"/><text:tab/><text:span text:style-name="T65">int</text:span> ref<text:span text:style-name="T69">;</text:span></text:p>
      <text:p text:style-name="P69"><text:s text:c="8"/><text:tab/><text:span text:style-name="T114">sscanf</text:span><text:span text:style-name="T67">(</text:span>refChar<text:span text:style-name="T67">,</text:span> <text:span text:style-name="T64">"</text:span><text:span text:style-name="T115">%c%d</text:span><text:span text:style-name="T64">"</text:span><text:span text:style-name="T67">,</text:span> <text:span text:style-name="T67">&amp;</text:span>enPlus<text:span text:style-name="T67">,</text:span> <text:span text:style-name="T67">&amp;</text:span>ref<text:span text:style-name="T67">)</text:span><text:span text:style-name="T69">;</text:span></text:p>
      <text:p text:style-name="P69"><text:s text:c="8"/><text:tab/>elemRef <text:span text:style-name="T67">*</text:span>NewElmRef <text:span text:style-name="T67">=</text:span><text:span text:style-name="T116">NULL</text:span><text:span text:style-name="T67">,*</text:span>pointeurCourant<text:span text:style-name="T67">=</text:span><text:span text:style-name="T116">NULL</text:span><text:span text:style-name="T69">;</text:span></text:p>
      <text:p text:style-name="P69"><text:s text:c="8"/><text:tab/>nbRef<text:span text:style-name="T67">++</text:span><text:span text:style-name="T69">;</text:span></text:p>
      <text:p text:style-name="P69"><text:s text:c="8"/><text:tab/>NewElmRef <text:span text:style-name="T67">=</text:span> <text:span text:style-name="T67">(</text:span>elemRef<text:span text:style-name="T67">*)</text:span><text:span text:style-name="T114">malloc</text:span><text:span text:style-name="T67">(</text:span><text:span text:style-name="T65">sizeof</text:span><text:span text:style-name="T67">(</text:span>elemRef<text:span text:style-name="T67">))</text:span><text:span text:style-name="T69">;</text:span></text:p>
      <text:p text:style-name="P69"><text:s text:c="8"/><text:tab/><text:span text:style-name="T65">if</text:span><text:span text:style-name="T67">(</text:span>NewElmRef<text:span text:style-name="T67">==</text:span><text:span text:style-name="T116">NULL</text:span><text:span text:style-name="T67">)</text:span></text:p>
      <text:p text:style-name="P69"><text:s text:c="8"/><text:tab/><text:span text:style-name="T69">{</text:span></text:p>
      <text:p text:style-name="P69"><text:s text:c="16"/><text:span text:style-name="T114">fprintf</text:span><text:span text:style-name="T67">(</text:span><text:span text:style-name="T114">stderr</text:span><text:span text:style-name="T67">,</text:span><text:span text:style-name="T64">"</text:span><text:span text:style-name="T70">Element elmRef non allouer (Fonction addRef)</text:span><text:span text:style-name="T115">\n</text:span><text:span text:style-name="T64">"</text:span><text:span text:style-name="T67">)</text:span><text:span text:style-name="T69">;</text:span></text:p>
      <text:p text:style-name="P69"><text:s text:c="16"/><text:span text:style-name="T114">exit</text:span><text:span text:style-name="T67">(</text:span>EXIT_FAILURE<text:span text:style-name="T67">)</text:span><text:span text:style-name="T69">;</text:span></text:p>
      <text:p text:style-name="P69"><text:s text:c="8"/><text:tab/><text:span text:style-name="T69">}</text:span></text:p>
      <text:p text:style-name="P69"><text:s text:c="8"/><text:tab/>NewElmRef<text:span text:style-name="T67">-&gt;</text:span>ref<text:span text:style-name="T67">=</text:span>ref<text:span text:style-name="T69">;</text:span></text:p>
      <text:p text:style-name="P69"><text:s text:c="8"/><text:tab/>NewElmRef<text:span text:style-name="T67">-&gt;</text:span>suivant<text:span text:style-name="T67">=</text:span><text:span text:style-name="T116">NULL</text:span><text:span text:style-name="T69">;</text:span></text:p>
      <text:p text:style-name="P74"/>
      <text:p text:style-name="P69"><text:s text:c="8"/><text:tab/><text:span text:style-name="T65">if</text:span><text:span text:style-name="T67">(</text:span>teteReference<text:span text:style-name="T67">==</text:span><text:span text:style-name="T116">NULL</text:span><text:span text:style-name="T67">)</text:span><text:span text:style-name="T117">//Insertion a la tete</text:span></text:p>
      <text:p text:style-name="P69"><text:s text:c="8"/><text:tab/><text:span text:style-name="T69">{</text:span></text:p>
      <text:p text:style-name="P69"><text:s text:c="16"/>teteReference<text:span text:style-name="T67">=</text:span>NewElmRef<text:span text:style-name="T69">;</text:span></text:p>
      <text:p text:style-name="P69"><text:s text:c="8"/><text:tab/><text:span text:style-name="T69">}</text:span></text:p>
      <text:p text:style-name="P69"><text:s text:c="7"/><text:tab/><text:span text:style-name="T65">else</text:span></text:p>
      <text:p text:style-name="P69"><text:s text:c="8"/><text:tab/><text:span text:style-name="T69">{</text:span></text:p>
      <text:p text:style-name="P69"><text:s text:c="16"/>pointeurCourant<text:span text:style-name="T67">=</text:span>teteReference<text:span text:style-name="T69">;</text:span></text:p>
      <text:p text:style-name="P69"><text:s text:c="16"/><text:span text:style-name="T65">while</text:span><text:span text:style-name="T67">(</text:span>pointeurCourant<text:span text:style-name="T67">-&gt;</text:span>suivant<text:span text:style-name="T67">!=</text:span><text:span text:style-name="T116">NULL</text:span><text:span text:style-name="T67">)</text:span></text:p>
      <text:p text:style-name="P69"><text:s text:c="16"/><text:span text:style-name="T69">{</text:span></text:p>
      <text:p text:style-name="P69"><text:s text:c="24"/>pointeurCourant<text:span text:style-name="T67">=</text:span>pointeurCourant<text:span text:style-name="T67">-&gt;</text:span>suivant<text:span text:style-name="T69">;</text:span></text:p>
      <text:p text:style-name="P69"><text:s text:c="16"/><text:span text:style-name="T69">}</text:span></text:p>
      <text:p text:style-name="P69"><text:s text:c="16"/>pointeurCourant<text:span text:style-name="T67">-&gt;</text:span>suivant<text:span text:style-name="T67">=</text:span>NewElmRef<text:span text:style-name="T69">;</text:span></text:p>
      <text:p text:style-name="P69"><text:s text:c="8"/><text:tab/><text:span text:style-name="T69">}</text:span></text:p>
      <text:p text:style-name="P69"><text:s text:c="8"/><text:tab/><text:span text:style-name="T65">return</text:span> <text:span text:style-name="T68">0</text:span><text:span text:style-name="T69">;</text:span></text:p>
      <text:p text:style-name="P63"><text:tab/>}<text:line-break/><text:tab/><text:line-break/><text:tab/><text:span text:style-name="T65">int</text:span><text:span text:style-name="T75"> verifRef</text:span><text:span text:style-name="T67">(</text:span><text:span text:style-name="T65">char</text:span><text:span text:style-name="T67">*</text:span><text:span text:style-name="T75"> ref</text:span><text:span text:style-name="T67">)</text:span></text:p>
      <text:p text:style-name="P67"><text:tab/>{</text:p>
      <text:p text:style-name="P69"><text:s text:c="4"/><text:tab/><text:tab/><text:span text:style-name="T65">char</text:span> enPlus<text:span text:style-name="T69">;</text:span></text:p>
      <text:p text:style-name="P69"><text:s text:c="8"/><text:tab/><text:span text:style-name="T65">int</text:span> numRef<text:span text:style-name="T69">;</text:span></text:p>
      <text:p text:style-name="P69"><text:s text:c="8"/><text:tab/>elemRef <text:span text:style-name="T67">*</text:span>teteDeReference <text:span text:style-name="T67">=</text:span><text:span text:style-name="T116">NULL</text:span><text:span text:style-name="T69">;</text:span></text:p>
      <text:p text:style-name="P69"><text:s text:c="8"/><text:tab/>teteDeReference <text:span text:style-name="T67">=</text:span> teteReference<text:span text:style-name="T69">;</text:span></text:p>
      <text:p text:style-name="P69"><text:soft-page-break/><text:s text:c="8"/><text:tab/><text:span text:style-name="T114">sscanf</text:span><text:span text:style-name="T67">(</text:span>ref<text:span text:style-name="T67">,</text:span> <text:span text:style-name="T64">"</text:span><text:span text:style-name="T115">%c%d</text:span><text:span text:style-name="T64">"</text:span><text:span text:style-name="T67">,</text:span> <text:span text:style-name="T67">&amp;</text:span>enPlus<text:span text:style-name="T67">,</text:span> <text:span text:style-name="T67">&amp;</text:span>numRef<text:span text:style-name="T67">)</text:span><text:span text:style-name="T69">;</text:span></text:p>
      <text:p text:style-name="P69"><text:s text:c="8"/><text:tab/><text:span text:style-name="T65">if</text:span><text:span text:style-name="T67">((</text:span>nbRef2<text:span text:style-name="T67">+</text:span><text:span text:style-name="T68">1</text:span><text:span text:style-name="T67">-</text:span>numRef<text:span text:style-name="T67">)!=</text:span><text:span text:style-name="T68">0</text:span> <text:span text:style-name="T67">)</text:span></text:p>
      <text:p text:style-name="P69"><text:s text:c="4"/><text:tab/><text:tab/><text:span text:style-name="T69">{</text:span></text:p>
      <text:p text:style-name="P69"><text:s text:c="8"/><text:tab/><text:tab/><text:span text:style-name="T114">printf</text:span><text:span text:style-name="T67">(</text:span><text:span text:style-name="T64">"</text:span><text:span text:style-name="T70">Reference non sequentielle</text:span><text:span text:style-name="T115">\n</text:span><text:span text:style-name="T64">"</text:span><text:span text:style-name="T67">)</text:span><text:span text:style-name="T69">;</text:span></text:p>
      <text:p text:style-name="P69"><text:s text:c="8"/><text:tab/><text:tab/><text:span text:style-name="T65">return</text:span> <text:span text:style-name="T67">-</text:span><text:span text:style-name="T68">1</text:span><text:span text:style-name="T69">;</text:span></text:p>
      <text:p text:style-name="P69"><text:s text:c="4"/><text:tab/><text:tab/><text:span text:style-name="T69">}</text:span></text:p>
      <text:p text:style-name="P69"><text:s text:c="4"/><text:tab/><text:tab/>nbRef2<text:span text:style-name="T67">++</text:span><text:span text:style-name="T69">;</text:span></text:p>
      <text:p text:style-name="P69"><text:s text:c="4"/><text:tab/><text:tab/><text:span text:style-name="T65">while</text:span><text:span text:style-name="T67">(</text:span>teteDeReference<text:span text:style-name="T67">!=</text:span><text:span text:style-name="T116">NULL</text:span> <text:span text:style-name="T67">&amp;&amp;</text:span> teteDeReference<text:span text:style-name="T67">-&gt;</text:span>ref<text:span text:style-name="T67">!=</text:span>numRef<text:span text:style-name="T67">)</text:span></text:p>
      <text:p text:style-name="P69"><text:s text:c="4"/><text:tab/><text:tab/><text:span text:style-name="T69">{</text:span></text:p>
      <text:p text:style-name="P69"><text:s text:c="7"/><text:tab/><text:tab/>teteDeReference<text:span text:style-name="T67">=</text:span>teteDeReference<text:span text:style-name="T67">-&gt;</text:span>suivant<text:span text:style-name="T69">;</text:span></text:p>
      <text:p text:style-name="P69"><text:s text:c="4"/><text:tab/><text:tab/><text:span text:style-name="T69">}</text:span></text:p>
      <text:p text:style-name="P69"><text:s text:c="8"/><text:tab/><text:span text:style-name="T65">if</text:span><text:span text:style-name="T67">(</text:span>teteDeReference<text:span text:style-name="T67">==</text:span><text:span text:style-name="T116">NULL</text:span><text:span text:style-name="T67">)</text:span> <text:span text:style-name="T65">return</text:span> <text:span text:style-name="T68">0</text:span><text:span text:style-name="T69">;</text:span></text:p>
      <text:p text:style-name="P69"><text:s text:c="8"/><text:tab/><text:span text:style-name="T65">else</text:span> <text:span text:style-name="T65">return</text:span> <text:span text:style-name="T68">1</text:span><text:span text:style-name="T69">;</text:span> <text:span text:style-name="T117">//On a trouver l'element</text:span></text:p>
      <text:p text:style-name="P63"><text:tab/>}<text:line-break/><text:line-break/><text:tab/><text:span text:style-name="T65">int</text:span><text:span text:style-name="T75"> verifNbRef</text:span><text:span text:style-name="T67">()</text:span></text:p>
      <text:p text:style-name="P67"><text:tab/>{</text:p>
      <text:p text:style-name="P69"><text:s text:c="4"/><text:tab/><text:tab/><text:span text:style-name="T65">if</text:span> <text:span text:style-name="T67">(</text:span>nbRef<text:span text:style-name="T67">==</text:span>nbRef2<text:span text:style-name="T67">)</text:span><text:span text:style-name="T65">return</text:span> <text:span text:style-name="T68">1</text:span><text:span text:style-name="T69">;</text:span></text:p>
      <text:p text:style-name="P69"><text:s text:c="4"/><text:tab/><text:tab/><text:span text:style-name="T65">else</text:span> <text:span text:style-name="T65">return</text:span> <text:span text:style-name="T68">0</text:span><text:span text:style-name="T69">;</text:span></text:p>
      <text:p text:style-name="P63"><text:tab/>}</text:p>
      <text:p text:style-name="P33"><text:tab/>Ces trois routines sont tour a tour appelées lors de la validation du documents scientifique afin de vérifier que les références sont bel et bien valides.</text:p>
      <text:p text:style-name="P34"><text:tab/>Tout d'abord, lors de la rencontre d'une référence dans le document avant la <text:span text:style-name="T118">la liste de références, le programme insert cette référence dans une liste de référence, ceci est le but de la routine </text:span><text:span text:style-name="T38">addRef </text:span><text:span text:style-name="T52">, </text:span><text:span text:style-name="T53">puis arrivé a la section référence, à chaque référence dans la liste de références </text:span><text:span text:style-name="T54">l'analyseur</text:span><text:span text:style-name="T53"> vérifie sa présence dans le document, en vérifiant sa présence dans la liste de références, ceci est le travail de la routine </text:span><text:span text:style-name="T39">VerifRef. </text:span><text:span text:style-name="T55">Puis</text:span><text:span text:style-name="T53"> finalement, lorsque la section de références est terminée, </text:span><text:span text:style-name="T56">le programme compare le nombre de référence dans le document mis a part dans la section de référence (routine </text:span><text:span text:style-name="T40">verifNbRef)</text:span><text:span text:style-name="T56">, avec le nombre de références dans cette dernière, ceci nous permet de valider qu'aucune référence présente dans le corps du document, est absente dans la partie référence.</text:span></text:p>
      <text:p text:style-name="P35"><text:span text:style-name="T56"><text:tab/>La séquentialité des référence</text:span><text:span text:style-name="T57">s</text:span><text:span text:style-name="T56"> est quand a elle vérifié </text:span><text:span text:style-name="T57">grâce a la condition « nbRef2+1-nmRef!=0 » </text:span><text:span text:style-name="T59">de la routine </text:span><text:span text:style-name="T41">verifRef.</text:span><text:span text:style-name="T57"> </text:span><text:span text:style-name="T59">S</text:span><text:span text:style-name="T58">i cette condition est fausse, on détecte donc une incohérence et le document et par conséquent invalide.</text:span></text:p>
      <text:h text:style-name="P54" text:outline-level="3">Gestion de la table des symboles et de l'index </text:h>
      <text:p text:style-name="P36"><text:span text:style-name="T12"><text:tab/></text:span><text:span text:style-name="T14">Lors de l'analyse lexicale, l'analyseur enregistre chaque </text:span><text:span text:style-name="T15">entité dans ce que l'on appel une table de symboles.</text:span></text:p>
      <text:p text:style-name="P38"><text:span text:style-name="T15"><text:tab/>La table de symboles du programme est une table de hachage dont chaque élément représente une entité lexicale. Une Entité lexicale est représent</text:span><text:span text:style-name="T16">ée</text:span><text:span text:style-name="T15"> par son nom, son type, et son nombre </text:span><text:span text:style-name="T16">d’occurrences.</text:span></text:p>
      <text:p text:style-name="P38"><text:span text:style-name="T16"><text:tab/>La fonction de hachage proposé produit un très grand nombre de collisions dès que les mots utilisés sont formés des même lettres par exemple. Pour gérer les collision, la méthode du chainage direct a été utilisé. Finalement la structure d'un élément de la table de symbole</text:span><text:span text:style-name="T17">s</text:span><text:span text:style-name="T16"> est comme suit : </text:span></text:p>
      <text:p text:style-name="P59"><text:soft-page-break/><text:span text:style-name="T65">typedef</text:span> <text:span text:style-name="T65">struct</text:span> Entity</text:p>
      <text:p text:style-name="P66">{</text:p>
      <text:p text:style-name="P68"><text:s text:c="8"/><text:span text:style-name="T65">char</text:span> <text:span text:style-name="T67">*</text:span>name<text:span text:style-name="T69">;</text:span></text:p>
      <text:p text:style-name="P68"><text:s text:c="8"/><text:span text:style-name="T65">char</text:span> <text:span text:style-name="T67">*</text:span>type<text:span text:style-name="T69">;</text:span></text:p>
      <text:p text:style-name="P68"><text:s text:c="8"/><text:span text:style-name="T65">int</text:span> occ<text:span text:style-name="T69">;</text:span></text:p>
      <text:p text:style-name="P68"><text:s text:c="8"/><text:span text:style-name="T65">struct</text:span> Entity <text:span text:style-name="T67">*</text:span>Next<text:span text:style-name="T69">;</text:span></text:p>
      <text:p text:style-name="P65"><text:span text:style-name="T69">}</text:span> Entity<text:span text:style-name="T69">;</text:span></text:p>
      <text:p text:style-name="P39"><text:span text:style-name="T15"><text:s/><text:tab/></text:span><text:span text:style-name="T17">Les fonctions qui gèrent cette table de symboles (</text:span><text:span text:style-name="T5">initNewDoc</text:span><text:span text:style-name="T17">, </text:span><text:span text:style-name="T5">print</text:span><text:span text:style-name="T17">, et </text:span><text:span text:style-name="T5">insert</text:span><text:span text:style-name="T17">) se trouvent dans le fichier Bison du projet (</text:span><text:span text:style-name="T5">ProjetCompil.y).</text:span></text:p>
      <text:p text:style-name="P39"><text:span text:style-name="T5"><text:tab/></text:span><text:span text:style-name="T11">La table de symboles est propre a chaque document, et est affiché a la validation de celui-ci.</text:span></text:p>
      <text:p text:style-name="P37"><text:span text:style-name="T12"><text:tab/>L’analyseur de documents ne serait pas de grande aide pour la recherche d'information,si il ne faisait que valider ou invalider des documents, en d'autres mots si il ne contenait pas de moyens de sauvegarder certaines </text:span><text:span text:style-name="T13">informations.</text:span></text:p>
      <text:p text:style-name="P40"><text:span text:style-name="T13"><text:tab/></text:span><text:span text:style-name="T14">Les informations a sauvegarder sont les mots du documents </text:span><text:span text:style-name="T17">ainsi que les informations sur ces mots</text:span><text:span text:style-name="T14">, car c'est sur </text:span><text:span text:style-name="T17">la base de c</text:span><text:span text:style-name="T14">es </text:span><text:span text:style-name="T17">informations</text:span><text:span text:style-name="T14"> que se fait </text:span><text:span text:style-name="T17">la recherche d'informations.<text:line-break/><text:line-break/><text:tab/>Pendant la validation du document scientifique, a chaque rencontre de mot (mot simple ou composés), celui-ci est ajouté a un index, si ce mot existe déjà </text:span><text:span text:style-name="T18">(</text:span><text:span text:style-name="T17">pour ce document</text:span><text:span text:style-name="T18">) </text:span><text:span text:style-name="T17">dans cet index, son nombre d'occurrences </text:span><text:span text:style-name="T19">(</text:span><text:span text:style-name="T17">pour ce </text:span><text:span text:style-name="T19">document)</text:span><text:span text:style-name="T17"> est incrémenté. L'index est sauvegardé sous forme de fichier texte, dont chaque ligne représente un mot son nombre d'occurrences dans un fichier, et le nom du fichier en question.</text:span></text:p>
      <text:p text:style-name="P41"><text:span text:style-name="T17"><text:tab/></text:span><text:span text:style-name="T20">Les fonctions gérant l'index </text:span><text:span text:style-name="T21">(</text:span><text:span text:style-name="T7">insertIndex,saveFile</text:span><text:span text:style-name="T21">)</text:span><text:span text:style-name="T20"> se trouvent elles aussi dans le fichier </text:span><text:span text:style-name="T6">Bison</text:span><text:span text:style-name="T17"> </text:span><text:span text:style-name="T20">(ProjetCompil.y) du projet.</text:span></text:p>
      <text:h text:style-name="Heading_20_3" text:outline-level="3"><text:span text:style-name="T22">Remarque</text:span><text:span text:style-name="T23">s</text:span><text:span text:style-name="T22"> :</text:span><text:span text:style-name="T24"> </text:span></text:h>
      <text:list xml:id="list1041671290591648212" text:style-name="L8">
        <text:list-item>
          <text:p text:style-name="P42"><text:span text:style-name="T9">yylval</text:span><text:span text:style-name="T25">, la variable de type </text:span><text:span text:style-name="T9">YYSTYPE</text:span><text:span text:style-name="T17"> </text:span><text:span text:style-name="T26">que manipule l'analyseur lexicale est aussi déclarée dans le fichier </text:span><text:span text:style-name="T8">Bison</text:span><text:span text:style-name="T17"> </text:span><text:span text:style-name="T26">du projet.</text:span></text:p>
        </text:list-item>
        <text:list-item>
          <text:p text:style-name="P43"><text:span text:style-name="T26">L</text:span><text:span text:style-name="T3">'ouverture des fichiers du corpus se fait grâce a une boucle sur le répertoire « corpus », en utilisant les fonction de la bibliothèque </text:span><text:span text:style-name="T4">dirent.h </text:span><text:span text:style-name="T10">tel que suivant :</text:span></text:p>
          <text:p text:style-name="P76">corpus <text:span text:style-name="T67">=</text:span> opendir <text:span text:style-name="T67">(</text:span>argv<text:span text:style-name="T67">[</text:span><text:span text:style-name="T68">1</text:span><text:span text:style-name="T67">])</text:span><text:span text:style-name="T69">;</text:span></text:p>
        </text:list-item>
      </text:list>
      <text:p text:style-name="P68"><text:span text:style-name="T65">if</text:span><text:span text:style-name="T67">(</text:span>corpus<text:span text:style-name="T67">==</text:span><text:span text:style-name="T116">NULL</text:span><text:span text:style-name="T67">)</text:span></text:p>
      <text:p text:style-name="P66">{</text:p>
      <text:p text:style-name="P68"><text:s text:c="8"/><text:span text:style-name="T114">fprintf</text:span><text:span text:style-name="T67">(</text:span><text:span text:style-name="T114">stderr</text:span><text:span text:style-name="T67">,</text:span><text:span text:style-name="T64">"</text:span><text:span text:style-name="T70">répertoire non ouvert!</text:span><text:span text:style-name="T115">\n</text:span><text:span text:style-name="T64">"</text:span><text:span text:style-name="T67">)</text:span><text:span text:style-name="T69">;</text:span></text:p>
      <text:p text:style-name="P68"><text:s text:c="8"/><text:span text:style-name="T114">exit</text:span><text:span text:style-name="T67">(</text:span>EXIT_FAILURE<text:span text:style-name="T67">)</text:span><text:span text:style-name="T69">;</text:span></text:p>
      <text:p text:style-name="P66">}</text:p>
      <text:p text:style-name="P75">else</text:p>
      <text:p text:style-name="P66">{</text:p>
      <text:p text:style-name="P68"><text:s text:c="5"/><text:span text:style-name="T65">while</text:span> <text:span text:style-name="T67">(</text:span>contenu <text:span text:style-name="T67">=</text:span> readdir <text:span text:style-name="T67">(</text:span>corpus<text:span text:style-name="T67">))</text:span></text:p>
      <text:p text:style-name="P68"><text:s text:c="5"/><text:span text:style-name="T69">{</text:span></text:p>
      <text:p text:style-name="P68"><text:s text:c="5"/><text:tab/><text:tab/><text:span text:style-name="T65">if</text:span><text:span text:style-name="T67">(</text:span><text:span text:style-name="T114">strcmp</text:span><text:span text:style-name="T67">(</text:span>contenu<text:span text:style-name="T67">-&gt;</text:span>d_name<text:span text:style-name="T67">,</text:span><text:span text:style-name="T64">"</text:span><text:span text:style-name="T70">.</text:span><text:span text:style-name="T64">"</text:span><text:span text:style-name="T67">)</text:span> <text:span text:style-name="T67">&amp;&amp;</text:span> <text:span text:style-name="T114">strcmp</text:span><text:span text:style-name="T67">(</text:span>contenu<text:span text:style-name="T67">-&gt;</text:span>d_name<text:span text:style-name="T67">,</text:span><text:span text:style-name="T64">"</text:span><text:span text:style-name="T70">..</text:span><text:span text:style-name="T64">"</text:span><text:span text:style-name="T67">))</text:span></text:p>
      <text:p text:style-name="P68"><text:s text:c="12"/><text:span text:style-name="T69">{</text:span></text:p>
      <text:p text:style-name="P68"><text:s text:c="13"/><text:tab/><text:span text:style-name="T114">strcpy</text:span><text:span text:style-name="T67">(</text:span>chemin<text:span text:style-name="T67">,</text:span>argv<text:span text:style-name="T67">[</text:span><text:span text:style-name="T68">1</text:span><text:span text:style-name="T67">])</text:span><text:span text:style-name="T69">;</text:span></text:p>
      <text:p text:style-name="P68"><text:s text:c="18"/><text:span text:style-name="T114">strcat</text:span><text:span text:style-name="T67">(</text:span>chemin<text:span text:style-name="T67">,</text:span><text:span text:style-name="T64">"</text:span><text:span text:style-name="T70">/</text:span><text:span text:style-name="T64">"</text:span><text:span text:style-name="T67">)</text:span><text:span text:style-name="T69">;</text:span></text:p>
      <text:p text:style-name="P68"><text:s text:c="18"/><text:span text:style-name="T114">strcat</text:span><text:span text:style-name="T67">(</text:span>chemin<text:span text:style-name="T67">,</text:span>contenu<text:span text:style-name="T67">-&gt;</text:span>d_name<text:span text:style-name="T67">)</text:span><text:span text:style-name="T69">;</text:span></text:p>
      <text:p text:style-name="P68"><text:soft-page-break/><text:s text:c="19"/>yyin<text:span text:style-name="T67">=</text:span><text:span text:style-name="T114">fopen</text:span><text:span text:style-name="T67">(</text:span>chemin<text:span text:style-name="T67">,</text:span><text:span text:style-name="T64">"</text:span><text:span text:style-name="T70">r</text:span><text:span text:style-name="T64">"</text:span><text:span text:style-name="T67">)</text:span><text:span text:style-name="T69">;</text:span></text:p>
      <text:p text:style-name="P68"><text:s text:c="19"/><text:span text:style-name="T65">if</text:span><text:span text:style-name="T67">(</text:span>yyin<text:span text:style-name="T67">!=</text:span><text:span text:style-name="T116">NULL</text:span><text:span text:style-name="T67">)</text:span></text:p>
      <text:p text:style-name="P68"><text:s text:c="19"/><text:span text:style-name="T69">{<text:tab/></text:span></text:p>
      <text:p text:style-name="P68"><text:s text:c="19"/><text:tab/>nomDocument<text:span text:style-name="T67">=</text:span> contenu<text:span text:style-name="T67">-&gt;</text:span>d_name <text:span text:style-name="T69">;</text:span></text:p>
      <text:p text:style-name="P68"><text:s text:c="24"/>initNewDoc<text:span text:style-name="T67">(</text:span>contenu<text:span text:style-name="T67">-&gt;</text:span>d_name<text:span text:style-name="T67">)</text:span><text:span text:style-name="T69">;</text:span></text:p>
      <text:p text:style-name="P68"><text:s text:c="24"/><text:span text:style-name="T114">printf</text:span><text:span text:style-name="T67">(</text:span><text:span text:style-name="T64">"</text:span><text:span text:style-name="T70">Document: </text:span><text:span text:style-name="T115">%s\n</text:span><text:span text:style-name="T64">"</text:span><text:span text:style-name="T67">,</text:span> contenu<text:span text:style-name="T67">-&gt;</text:span>d_name<text:span text:style-name="T67">)</text:span><text:span text:style-name="T69">;</text:span></text:p>
      <text:p text:style-name="P68"><text:s text:c="24"/><text:span text:style-name="T65">if</text:span><text:span text:style-name="T67">(!</text:span>yyparse<text:span text:style-name="T67">())</text:span></text:p>
      <text:p text:style-name="P68"><text:s text:c="24"/><text:span text:style-name="T69">{<text:tab/></text:span></text:p>
      <text:p text:style-name="P68"><text:s text:c="24"/><text:tab/>print<text:span text:style-name="T67">()</text:span><text:span text:style-name="T69">;</text:span><text:span text:style-name="T117">//Affichage de la table des symbole</text:span></text:p>
      <text:p text:style-name="P68"><text:s text:c="30"/>createIndex<text:span text:style-name="T67">()</text:span><text:span text:style-name="T69">;</text:span></text:p>
      <text:p text:style-name="P68"><text:s text:c="30"/>saveFile<text:span text:style-name="T67">()</text:span><text:span text:style-name="T69">;</text:span></text:p>
      <text:p text:style-name="P68"><text:s text:c="56"/></text:p>
      <text:p text:style-name="P68"><text:s text:c="30"/><text:span text:style-name="T117">//Initialisation de la liste des reference</text:span></text:p>
      <text:p text:style-name="P68"><text:s text:c="30"/>courantElmRef <text:span text:style-name="T67">=</text:span>teteReference <text:span text:style-name="T67">-&gt;</text:span>suivant <text:span text:style-name="T69">;</text:span></text:p>
      <text:p text:style-name="P68"><text:s text:c="30"/><text:span text:style-name="T65">while</text:span><text:span text:style-name="T67">(</text:span>courantElmRef<text:span text:style-name="T67">!=</text:span><text:span text:style-name="T116">NULL</text:span><text:span text:style-name="T67">)</text:span></text:p>
      <text:p text:style-name="P68"><text:s text:c="30"/><text:span text:style-name="T69">{</text:span></text:p>
      <text:p text:style-name="P68"><text:s text:c="30"/><text:tab/>courantElmRef<text:span text:style-name="T67">=</text:span>teteReference <text:span text:style-name="T67">-&gt;</text:span>suivant <text:span text:style-name="T69">;</text:span></text:p>
      <text:p text:style-name="P68"><text:s text:c="35"/><text:span text:style-name="T114">free</text:span><text:span text:style-name="T67">(</text:span>teteReference<text:span text:style-name="T67">)</text:span><text:span text:style-name="T69">;</text:span></text:p>
      <text:p text:style-name="P68"><text:s text:c="35"/>teteReference<text:span text:style-name="T67">=</text:span>courantElmRef<text:span text:style-name="T69">;</text:span></text:p>
      <text:p text:style-name="P68"><text:s text:c="30"/><text:span text:style-name="T69">}<text:tab/></text:span></text:p>
      <text:p text:style-name="P68"><text:s text:c="30"/>teteReference<text:span text:style-name="T67">=</text:span><text:span text:style-name="T116">NULL</text:span><text:span text:style-name="T69">;</text:span></text:p>
      <text:p text:style-name="P68"><text:s text:c="19"/><text:tab/><text:span text:style-name="T69">}<text:tab/></text:span></text:p>
      <text:p text:style-name="P68"><text:s text:c="18"/><text:tab/><text:span text:style-name="T114">fclose</text:span><text:span text:style-name="T67">(</text:span>yyin<text:span text:style-name="T67">)</text:span><text:span text:style-name="T69">;</text:span></text:p>
      <text:p text:style-name="P68"><text:s text:c="18"/><text:span text:style-name="T69">}<text:tab/></text:span></text:p>
      <text:p text:style-name="P68"><text:s text:c="18"/><text:span text:style-name="T65">else</text:span> <text:span text:style-name="T114">printf</text:span><text:span text:style-name="T67">(</text:span><text:span text:style-name="T64">"</text:span><text:span text:style-name="T70">Erreur : Fichier corromput: </text:span><text:span text:style-name="T115">%s</text:span><text:span text:style-name="T70"> !</text:span><text:span text:style-name="T115">\n</text:span><text:span text:style-name="T64">"</text:span><text:span text:style-name="T67">,</text:span>chemin<text:span text:style-name="T67">)</text:span><text:span text:style-name="T69">;</text:span></text:p>
      <text:p text:style-name="P73"><text:s text:c="18"/><text:span text:style-name="T114">strcpy</text:span><text:span text:style-name="T67">(</text:span>chemin<text:span text:style-name="T67">,</text:span><text:span text:style-name="T64">""</text:span><text:span text:style-name="T67">)</text:span><text:span text:style-name="T69">;</text:span><text:span text:style-name="T117">//On reinitialise notre chemin</text:span></text:p>
      <text:p text:style-name="P73"><text:span text:style-name="T117"><text:tab/><text:tab/></text:span><text:span text:style-name="T69">}<text:tab/></text:span></text:p>
      <text:p text:style-name="P73"><text:span text:style-name="T69"><text:tab/>}</text:span></text:p>
      <text:p text:style-name="P68"><text:s text:c="6"/>closedir <text:span text:style-name="T67">(</text:span>corpus<text:span text:style-name="T67">)</text:span><text:span text:style-name="T69">;</text:span></text:p>
      <text:p text:style-name="P62"><text:span text:style-name="T69">}</text:span><text:span text:style-name="T14"> <text:s/></text:span></text:p>
      <text:h text:style-name="P51" text:outline-level="2"><text:span text:style-name="T42">Recherche d'informations</text:span></text:h>
      <text:h text:style-name="P49" text:outline-level="1"><text:span text:style-name="T100">Conclusion </text:span></text:h>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5-01-13T00:29:15.488965762</dc:date>
    <meta:editing-duration>P1DT9H46M18S</meta:editing-duration>
    <meta:editing-cycles>182</meta:editing-cycles>
    <meta:generator>LibreOffice/4.2.7.2$Linux_X86_64 LibreOffice_project/420m0$Build-2</meta:generator>
    <meta:document-statistic meta:table-count="0" meta:image-count="0" meta:object-count="0" meta:page-count="9" meta:paragraph-count="231" meta:word-count="2256" meta:character-count="16482" meta:non-whitespace-character-count="12959"/>
  </office:meta>
</office:document-meta>
</file>